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0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2.4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any 1.2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roperties</text:p>
          </table:table-cell>
          <table:table-cell office:value-type="string">
            <text:p>Version</text:p>
          </table:table-cell>
        </table:table-row>
        <table:table-row table:style-name="ro1">
          <table:table-cell office:value-type="string">
            <text:p>alignment-adjus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lignment-baselin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ppearanc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scen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zimuth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ackground-attachmen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ackground-break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ackground-clip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ackground-color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ackground-imag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ackground-origi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ackground-position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ackground-repea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ackground-siz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aselin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aseline-shif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box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okmark-label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okmark-level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okmark-targe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rder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bottom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bottom-colo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bottom-left-radiu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rder-bottom-right-radiu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rder-bottom-styl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bottom-width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break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rder-collaps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color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imag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rder-lef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left-colo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left-styl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left-width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lengt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rder-radiu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rder-righ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right-colo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right-styl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right-width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spacing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styl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top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top-colo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top-left-radiu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rder-top-right-radiu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rder-top-styl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top-width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width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x-alig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x-direc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x-flex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x-flex-group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x-line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x-orien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x-pack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x-shadow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x-sizin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x-sizin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ap-heigh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aption-sid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enterlin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lear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clip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olor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column-break-after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break-befor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coun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fill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gap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rul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rule-color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rule-styl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rule-widt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spa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widt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ntent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ounter-increment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ounter-reset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rop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u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ue-afte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ue-befor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urso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definition-sr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descen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display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dominant-baselin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drop-initial-after-adjus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drop-initial-after-alig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drop-initial-before-adjus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drop-initial-before-alig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drop-initial-siz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drop-initial-valu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elevation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empty-cells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fi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fit-posi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floa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float-offse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fon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font-effec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font-emphasiz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font-emphasize-posi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font-emphasize-styl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font-family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font-siz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font-size-adjust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font-size-adjus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font-smoot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font-stretch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font-styl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font-varian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font-weigh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hanging-punctua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hyphenate-after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hyphenate-befor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hyphenate-character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hyphenate-line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hyphenate-resourc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hyphen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ic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image-orienta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image-resolu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inline-box-alig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left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letter-spacing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line-heigh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line-stackin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line-stacking-ruby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line-stacking-shif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line-stacking-strategy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list-styl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list-style-imag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list-style-position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list-style-typ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margin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margin-bottom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margin-lef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margin-righ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margin-top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mark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mark-after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mark-befor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mark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marquee-direc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marquee-loop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marquee-spee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marquee-styl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mathlin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max-height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max-width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min-height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min-width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move-to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nav-dow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nav-index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nav-lef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nav-righ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nav-up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opacity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orphans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outlin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outline-colo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outline-offse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outline-styl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outline-width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overflow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overflow-styl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overflow-x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overflow-y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padding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padding-bottom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padding-lef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padding-righ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padding-top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pag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page-break-afte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age-break-befor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age-break-insid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age-policy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panose-1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paus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ause-afte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ause-befor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honeme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pitch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itch-rang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lay-during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osition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resentation-level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punctuation-trim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quotes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resiz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res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rest-after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rest-befor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richness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right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rota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rotation-poin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ruby-alig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ruby-overhan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ruby-posi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ruby-spa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siz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slop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speak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speak-heade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speak-numeral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speak-punctuation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speech-rat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sr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stem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stemv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stress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string-se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ab-sid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able-layout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targe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arget-nam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arget-new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arget-posi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ext-align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text-align-las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ext-decoration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text-emphasi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ext-heigh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ext-inden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text-inden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ext-justify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ext-outlin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ext-replac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ext-shadow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ext-transform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text-wrap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toplin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unicode-bidi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unicode-rang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units-per-em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vertical-align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visibility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voice-balanc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voice-dura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voice-family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voice-pitc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voice-pitch-rang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voice-rat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voice-stres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voice-volum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white-spac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white-space-collaps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widows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width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word-break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word-spacing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word-wrap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x-heigh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z-index</text:p>
          </table:table-cell>
          <table:table-cell office:value-type="string">
            <text:p>2</text:p>
          </table:table-cell>
        </table:table-row>
      </table:table>
      <table:table table:name="Latest CSS3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Properties</text:p>
          </table:table-cell>
          <table:table-cell office:value-type="string">
            <text:p>lookup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alignment-adjust</text:p>
          </table:table-cell>
          <table:table-cell table:formula="of:=VLOOKUP([.A2];['Geany 1.22'.$A$2:.$B$269];1)" office:value-type="string" office:string-value="alignment-adjust">
            <text:p>alignment-adjust</text:p>
          </table:table-cell>
          <table:table-cell table:formula="of:=IF([.B2]=[.A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alignment-baseline</text:p>
          </table:table-cell>
          <table:table-cell table:formula="of:=VLOOKUP([.A3];['Geany 1.22'.$A$2:.$B$269];1)" office:value-type="string" office:string-value="alignment-baseline">
            <text:p>alignment-baseline</text:p>
          </table:table-cell>
          <table:table-cell table:formula="of:=IF([.B3]=[.A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animation</text:p>
          </table:table-cell>
          <table:table-cell table:formula="of:=VLOOKUP([.A4];['Geany 1.22'.$A$2:.$B$269];1)" office:value-type="string" office:string-value="alignment-baseline">
            <text:p>alignment-baseline</text:p>
          </table:table-cell>
          <table:table-cell table:formula="of:=IF([.B4]=[.A4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animation-delay</text:p>
          </table:table-cell>
          <table:table-cell table:formula="of:=VLOOKUP([.A5];['Geany 1.22'.$A$2:.$B$269];1)" office:value-type="string" office:string-value="alignment-baseline">
            <text:p>alignment-baseline</text:p>
          </table:table-cell>
          <table:table-cell table:formula="of:=IF([.B5]=[.A5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animation-direction</text:p>
          </table:table-cell>
          <table:table-cell table:formula="of:=VLOOKUP([.A6];['Geany 1.22'.$A$2:.$B$269];1)" office:value-type="string" office:string-value="alignment-baseline">
            <text:p>alignment-baseline</text:p>
          </table:table-cell>
          <table:table-cell table:formula="of:=IF([.B6]=[.A6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animation-duration</text:p>
          </table:table-cell>
          <table:table-cell table:formula="of:=VLOOKUP([.A7];['Geany 1.22'.$A$2:.$B$269];1)" office:value-type="string" office:string-value="alignment-baseline">
            <text:p>alignment-baseline</text:p>
          </table:table-cell>
          <table:table-cell table:formula="of:=IF([.B7]=[.A7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animation-iteration-count</text:p>
          </table:table-cell>
          <table:table-cell table:formula="of:=VLOOKUP([.A8];['Geany 1.22'.$A$2:.$B$269];1)" office:value-type="string" office:string-value="alignment-baseline">
            <text:p>alignment-baseline</text:p>
          </table:table-cell>
          <table:table-cell table:formula="of:=IF([.B8]=[.A8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animation-name</text:p>
          </table:table-cell>
          <table:table-cell table:formula="of:=VLOOKUP([.A9];['Geany 1.22'.$A$2:.$B$269];1)" office:value-type="string" office:string-value="alignment-baseline">
            <text:p>alignment-baseline</text:p>
          </table:table-cell>
          <table:table-cell table:formula="of:=IF([.B9]=[.A9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animation-play-state</text:p>
          </table:table-cell>
          <table:table-cell table:formula="of:=VLOOKUP([.A10];['Geany 1.22'.$A$2:.$B$269];1)" office:value-type="string" office:string-value="alignment-baseline">
            <text:p>alignment-baseline</text:p>
          </table:table-cell>
          <table:table-cell table:formula="of:=IF([.B10]=[.A10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animation-timing-function</text:p>
          </table:table-cell>
          <table:table-cell table:formula="of:=VLOOKUP([.A11];['Geany 1.22'.$A$2:.$B$269];1)" office:value-type="string" office:string-value="alignment-baseline">
            <text:p>alignment-baseline</text:p>
          </table:table-cell>
          <table:table-cell table:formula="of:=IF([.B11]=[.A11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appearance</text:p>
          </table:table-cell>
          <table:table-cell table:formula="of:=VLOOKUP([.A12];['Geany 1.22'.$A$2:.$B$269];1)" office:value-type="string" office:string-value="appearance">
            <text:p>appearance</text:p>
          </table:table-cell>
          <table:table-cell table:formula="of:=IF([.B12]=[.A1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azimuth</text:p>
          </table:table-cell>
          <table:table-cell table:formula="of:=VLOOKUP([.A13];['Geany 1.22'.$A$2:.$B$269];1)" office:value-type="string" office:string-value="azimuth">
            <text:p>azimuth</text:p>
          </table:table-cell>
          <table:table-cell table:formula="of:=IF([.B13]=[.A1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ackface-visibility</text:p>
          </table:table-cell>
          <table:table-cell table:formula="of:=VLOOKUP([.A14];['Geany 1.22'.$A$2:.$B$269];1)" office:value-type="string" office:string-value="azimuth">
            <text:p>azimuth</text:p>
          </table:table-cell>
          <table:table-cell table:formula="of:=IF([.B14]=[.A14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background</text:p>
          </table:table-cell>
          <table:table-cell table:formula="of:=VLOOKUP([.A15];['Geany 1.22'.$A$2:.$B$269];1)" office:value-type="string" office:string-value="background">
            <text:p>background</text:p>
          </table:table-cell>
          <table:table-cell table:formula="of:=IF([.B15]=[.A1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ackground-attachment</text:p>
          </table:table-cell>
          <table:table-cell table:formula="of:=VLOOKUP([.A16];['Geany 1.22'.$A$2:.$B$269];1)" office:value-type="string" office:string-value="background-attachment">
            <text:p>background-attachment</text:p>
          </table:table-cell>
          <table:table-cell table:formula="of:=IF([.B16]=[.A1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ackground-clip</text:p>
          </table:table-cell>
          <table:table-cell table:formula="of:=VLOOKUP([.A17];['Geany 1.22'.$A$2:.$B$269];1)" office:value-type="string" office:string-value="background-clip">
            <text:p>background-clip</text:p>
          </table:table-cell>
          <table:table-cell table:formula="of:=IF([.B17]=[.A1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ackground-color</text:p>
          </table:table-cell>
          <table:table-cell table:formula="of:=VLOOKUP([.A18];['Geany 1.22'.$A$2:.$B$269];1)" office:value-type="string" office:string-value="background-color">
            <text:p>background-color</text:p>
          </table:table-cell>
          <table:table-cell table:formula="of:=IF([.B18]=[.A1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ackground-image</text:p>
          </table:table-cell>
          <table:table-cell table:formula="of:=VLOOKUP([.A19];['Geany 1.22'.$A$2:.$B$269];1)" office:value-type="string" office:string-value="background-image">
            <text:p>background-image</text:p>
          </table:table-cell>
          <table:table-cell table:formula="of:=IF([.B19]=[.A1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ackground-origin</text:p>
          </table:table-cell>
          <table:table-cell table:formula="of:=VLOOKUP([.A20];['Geany 1.22'.$A$2:.$B$269];1)" office:value-type="string" office:string-value="background-origin">
            <text:p>background-origin</text:p>
          </table:table-cell>
          <table:table-cell table:formula="of:=IF([.B20]=[.A2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ackground-position</text:p>
          </table:table-cell>
          <table:table-cell table:formula="of:=VLOOKUP([.A21];['Geany 1.22'.$A$2:.$B$269];1)" office:value-type="string" office:string-value="background-position">
            <text:p>background-position</text:p>
          </table:table-cell>
          <table:table-cell table:formula="of:=IF([.B21]=[.A2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ackground-repeat</text:p>
          </table:table-cell>
          <table:table-cell table:formula="of:=VLOOKUP([.A22];['Geany 1.22'.$A$2:.$B$269];1)" office:value-type="string" office:string-value="background-repeat">
            <text:p>background-repeat</text:p>
          </table:table-cell>
          <table:table-cell table:formula="of:=IF([.B22]=[.A2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ackground-size</text:p>
          </table:table-cell>
          <table:table-cell table:formula="of:=VLOOKUP([.A23];['Geany 1.22'.$A$2:.$B$269];1)" office:value-type="string" office:string-value="background-size">
            <text:p>background-size</text:p>
          </table:table-cell>
          <table:table-cell table:formula="of:=IF([.B23]=[.A2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aseline-shift</text:p>
          </table:table-cell>
          <table:table-cell table:formula="of:=VLOOKUP([.A24];['Geany 1.22'.$A$2:.$B$269];1)" office:value-type="string" office:string-value="baseline-shift">
            <text:p>baseline-shift</text:p>
          </table:table-cell>
          <table:table-cell table:formula="of:=IF([.B24]=[.A2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inding</text:p>
          </table:table-cell>
          <table:table-cell table:formula="of:=VLOOKUP([.A25];['Geany 1.22'.$A$2:.$B$269];1)" office:value-type="string" office:string-value="bbox">
            <text:p>bbox</text:p>
          </table:table-cell>
          <table:table-cell table:formula="of:=IF([.B25]=[.A25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bleed</text:p>
          </table:table-cell>
          <table:table-cell table:formula="of:=VLOOKUP([.A26];['Geany 1.22'.$A$2:.$B$269];1)" office:value-type="string" office:string-value="bbox">
            <text:p>bbox</text:p>
          </table:table-cell>
          <table:table-cell table:formula="of:=IF([.B26]=[.A26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bookmark-label</text:p>
          </table:table-cell>
          <table:table-cell table:formula="of:=VLOOKUP([.A27];['Geany 1.22'.$A$2:.$B$269];1)" office:value-type="string" office:string-value="bookmark-label">
            <text:p>bookmark-label</text:p>
          </table:table-cell>
          <table:table-cell table:formula="of:=IF([.B27]=[.A2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okmark-level</text:p>
          </table:table-cell>
          <table:table-cell table:formula="of:=VLOOKUP([.A28];['Geany 1.22'.$A$2:.$B$269];1)" office:value-type="string" office:string-value="bookmark-level">
            <text:p>bookmark-level</text:p>
          </table:table-cell>
          <table:table-cell table:formula="of:=IF([.B28]=[.A2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okmark-state</text:p>
          </table:table-cell>
          <table:table-cell table:formula="of:=VLOOKUP([.A29];['Geany 1.22'.$A$2:.$B$269];1)" office:value-type="string" office:string-value="bookmark-level">
            <text:p>bookmark-level</text:p>
          </table:table-cell>
          <table:table-cell table:formula="of:=IF([.B29]=[.A29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bookmark-target</text:p>
          </table:table-cell>
          <table:table-cell table:formula="of:=VLOOKUP([.A30];['Geany 1.22'.$A$2:.$B$269];1)" office:value-type="string" office:string-value="bookmark-target">
            <text:p>bookmark-target</text:p>
          </table:table-cell>
          <table:table-cell table:formula="of:=IF([.B30]=[.A3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</text:p>
          </table:table-cell>
          <table:table-cell table:formula="of:=VLOOKUP([.A31];['Geany 1.22'.$A$2:.$B$269];1)" office:value-type="string" office:string-value="border">
            <text:p>border</text:p>
          </table:table-cell>
          <table:table-cell table:formula="of:=IF([.B31]=[.A3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bottom</text:p>
          </table:table-cell>
          <table:table-cell table:formula="of:=VLOOKUP([.A32];['Geany 1.22'.$A$2:.$B$269];1)" office:value-type="string" office:string-value="border-bottom">
            <text:p>border-bottom</text:p>
          </table:table-cell>
          <table:table-cell table:formula="of:=IF([.B32]=[.A3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bottom-color</text:p>
          </table:table-cell>
          <table:table-cell table:formula="of:=VLOOKUP([.A33];['Geany 1.22'.$A$2:.$B$269];1)" office:value-type="string" office:string-value="border-bottom-color">
            <text:p>border-bottom-color</text:p>
          </table:table-cell>
          <table:table-cell table:formula="of:=IF([.B33]=[.A3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bottom-left-radius</text:p>
          </table:table-cell>
          <table:table-cell table:formula="of:=VLOOKUP([.A34];['Geany 1.22'.$A$2:.$B$269];1)" office:value-type="string" office:string-value="border-bottom-left-radius">
            <text:p>border-bottom-left-radius</text:p>
          </table:table-cell>
          <table:table-cell table:formula="of:=IF([.B34]=[.A3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bottom-right-radius</text:p>
          </table:table-cell>
          <table:table-cell table:formula="of:=VLOOKUP([.A35];['Geany 1.22'.$A$2:.$B$269];1)" office:value-type="string" office:string-value="border-bottom-right-radius">
            <text:p>border-bottom-right-radius</text:p>
          </table:table-cell>
          <table:table-cell table:formula="of:=IF([.B35]=[.A3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bottom-style</text:p>
          </table:table-cell>
          <table:table-cell table:formula="of:=VLOOKUP([.A36];['Geany 1.22'.$A$2:.$B$269];1)" office:value-type="string" office:string-value="border-bottom-style">
            <text:p>border-bottom-style</text:p>
          </table:table-cell>
          <table:table-cell table:formula="of:=IF([.B36]=[.A3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bottom-width</text:p>
          </table:table-cell>
          <table:table-cell table:formula="of:=VLOOKUP([.A37];['Geany 1.22'.$A$2:.$B$269];1)" office:value-type="string" office:string-value="border-bottom-width">
            <text:p>border-bottom-width</text:p>
          </table:table-cell>
          <table:table-cell table:formula="of:=IF([.B37]=[.A3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collapse</text:p>
          </table:table-cell>
          <table:table-cell table:formula="of:=VLOOKUP([.A38];['Geany 1.22'.$A$2:.$B$269];1)" office:value-type="string" office:string-value="border-collapse">
            <text:p>border-collapse</text:p>
          </table:table-cell>
          <table:table-cell table:formula="of:=IF([.B38]=[.A3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color</text:p>
          </table:table-cell>
          <table:table-cell table:formula="of:=VLOOKUP([.A39];['Geany 1.22'.$A$2:.$B$269];1)" office:value-type="string" office:string-value="border-color">
            <text:p>border-color</text:p>
          </table:table-cell>
          <table:table-cell table:formula="of:=IF([.B39]=[.A3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image</text:p>
          </table:table-cell>
          <table:table-cell table:formula="of:=VLOOKUP([.A40];['Geany 1.22'.$A$2:.$B$269];1)" office:value-type="string" office:string-value="border-image">
            <text:p>border-image</text:p>
          </table:table-cell>
          <table:table-cell table:formula="of:=IF([.B40]=[.A4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image-outset</text:p>
          </table:table-cell>
          <table:table-cell table:formula="of:=VLOOKUP([.A41];['Geany 1.22'.$A$2:.$B$269];1)" office:value-type="string" office:string-value="border-image">
            <text:p>border-image</text:p>
          </table:table-cell>
          <table:table-cell table:formula="of:=IF([.B41]=[.A41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border-image-repeat</text:p>
          </table:table-cell>
          <table:table-cell table:formula="of:=VLOOKUP([.A42];['Geany 1.22'.$A$2:.$B$269];1)" office:value-type="string" office:string-value="border-image">
            <text:p>border-image</text:p>
          </table:table-cell>
          <table:table-cell table:formula="of:=IF([.B42]=[.A42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border-image-slice</text:p>
          </table:table-cell>
          <table:table-cell table:formula="of:=VLOOKUP([.A43];['Geany 1.22'.$A$2:.$B$269];1)" office:value-type="string" office:string-value="border-image">
            <text:p>border-image</text:p>
          </table:table-cell>
          <table:table-cell table:formula="of:=IF([.B43]=[.A43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border-image-source</text:p>
          </table:table-cell>
          <table:table-cell table:formula="of:=VLOOKUP([.A44];['Geany 1.22'.$A$2:.$B$269];1)" office:value-type="string" office:string-value="border-image">
            <text:p>border-image</text:p>
          </table:table-cell>
          <table:table-cell table:formula="of:=IF([.B44]=[.A44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border-image-width</text:p>
          </table:table-cell>
          <table:table-cell table:formula="of:=VLOOKUP([.A45];['Geany 1.22'.$A$2:.$B$269];1)" office:value-type="string" office:string-value="border-image">
            <text:p>border-image</text:p>
          </table:table-cell>
          <table:table-cell table:formula="of:=IF([.B45]=[.A45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border-left</text:p>
          </table:table-cell>
          <table:table-cell table:formula="of:=VLOOKUP([.A46];['Geany 1.22'.$A$2:.$B$269];1)" office:value-type="string" office:string-value="border-left">
            <text:p>border-left</text:p>
          </table:table-cell>
          <table:table-cell table:formula="of:=IF([.B46]=[.A4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left-color</text:p>
          </table:table-cell>
          <table:table-cell table:formula="of:=VLOOKUP([.A47];['Geany 1.22'.$A$2:.$B$269];1)" office:value-type="string" office:string-value="border-left-color">
            <text:p>border-left-color</text:p>
          </table:table-cell>
          <table:table-cell table:formula="of:=IF([.B47]=[.A4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left-style</text:p>
          </table:table-cell>
          <table:table-cell table:formula="of:=VLOOKUP([.A48];['Geany 1.22'.$A$2:.$B$269];1)" office:value-type="string" office:string-value="border-left-style">
            <text:p>border-left-style</text:p>
          </table:table-cell>
          <table:table-cell table:formula="of:=IF([.B48]=[.A4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left-width</text:p>
          </table:table-cell>
          <table:table-cell table:formula="of:=VLOOKUP([.A49];['Geany 1.22'.$A$2:.$B$269];1)" office:value-type="string" office:string-value="border-left-width">
            <text:p>border-left-width</text:p>
          </table:table-cell>
          <table:table-cell table:formula="of:=IF([.B49]=[.A4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radius</text:p>
          </table:table-cell>
          <table:table-cell table:formula="of:=VLOOKUP([.A50];['Geany 1.22'.$A$2:.$B$269];1)" office:value-type="string" office:string-value="border-radius">
            <text:p>border-radius</text:p>
          </table:table-cell>
          <table:table-cell table:formula="of:=IF([.B50]=[.A5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right</text:p>
          </table:table-cell>
          <table:table-cell table:formula="of:=VLOOKUP([.A51];['Geany 1.22'.$A$2:.$B$269];1)" office:value-type="string" office:string-value="border-right">
            <text:p>border-right</text:p>
          </table:table-cell>
          <table:table-cell table:formula="of:=IF([.B51]=[.A5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right-color</text:p>
          </table:table-cell>
          <table:table-cell table:formula="of:=VLOOKUP([.A52];['Geany 1.22'.$A$2:.$B$269];1)" office:value-type="string" office:string-value="border-right-color">
            <text:p>border-right-color</text:p>
          </table:table-cell>
          <table:table-cell table:formula="of:=IF([.B52]=[.A5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right-style</text:p>
          </table:table-cell>
          <table:table-cell table:formula="of:=VLOOKUP([.A53];['Geany 1.22'.$A$2:.$B$269];1)" office:value-type="string" office:string-value="border-right-style">
            <text:p>border-right-style</text:p>
          </table:table-cell>
          <table:table-cell table:formula="of:=IF([.B53]=[.A5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right-width</text:p>
          </table:table-cell>
          <table:table-cell table:formula="of:=VLOOKUP([.A54];['Geany 1.22'.$A$2:.$B$269];1)" office:value-type="string" office:string-value="border-right-width">
            <text:p>border-right-width</text:p>
          </table:table-cell>
          <table:table-cell table:formula="of:=IF([.B54]=[.A5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spacing</text:p>
          </table:table-cell>
          <table:table-cell table:formula="of:=VLOOKUP([.A55];['Geany 1.22'.$A$2:.$B$269];1)" office:value-type="string" office:string-value="border-spacing">
            <text:p>border-spacing</text:p>
          </table:table-cell>
          <table:table-cell table:formula="of:=IF([.B55]=[.A5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style</text:p>
          </table:table-cell>
          <table:table-cell table:formula="of:=VLOOKUP([.A56];['Geany 1.22'.$A$2:.$B$269];1)" office:value-type="string" office:string-value="border-style">
            <text:p>border-style</text:p>
          </table:table-cell>
          <table:table-cell table:formula="of:=IF([.B56]=[.A5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top</text:p>
          </table:table-cell>
          <table:table-cell table:formula="of:=VLOOKUP([.A57];['Geany 1.22'.$A$2:.$B$269];1)" office:value-type="string" office:string-value="border-top">
            <text:p>border-top</text:p>
          </table:table-cell>
          <table:table-cell table:formula="of:=IF([.B57]=[.A5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top-color</text:p>
          </table:table-cell>
          <table:table-cell table:formula="of:=VLOOKUP([.A58];['Geany 1.22'.$A$2:.$B$269];1)" office:value-type="string" office:string-value="border-top-color">
            <text:p>border-top-color</text:p>
          </table:table-cell>
          <table:table-cell table:formula="of:=IF([.B58]=[.A5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top-left-radius</text:p>
          </table:table-cell>
          <table:table-cell table:formula="of:=VLOOKUP([.A59];['Geany 1.22'.$A$2:.$B$269];1)" office:value-type="string" office:string-value="border-top-left-radius">
            <text:p>border-top-left-radius</text:p>
          </table:table-cell>
          <table:table-cell table:formula="of:=IF([.B59]=[.A5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top-right-radius</text:p>
          </table:table-cell>
          <table:table-cell table:formula="of:=VLOOKUP([.A60];['Geany 1.22'.$A$2:.$B$269];1)" office:value-type="string" office:string-value="border-top-right-radius">
            <text:p>border-top-right-radius</text:p>
          </table:table-cell>
          <table:table-cell table:formula="of:=IF([.B60]=[.A6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top-style</text:p>
          </table:table-cell>
          <table:table-cell table:formula="of:=VLOOKUP([.A61];['Geany 1.22'.$A$2:.$B$269];1)" office:value-type="string" office:string-value="border-top-style">
            <text:p>border-top-style</text:p>
          </table:table-cell>
          <table:table-cell table:formula="of:=IF([.B61]=[.A6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top-width</text:p>
          </table:table-cell>
          <table:table-cell table:formula="of:=VLOOKUP([.A62];['Geany 1.22'.$A$2:.$B$269];1)" office:value-type="string" office:string-value="border-top-width">
            <text:p>border-top-width</text:p>
          </table:table-cell>
          <table:table-cell table:formula="of:=IF([.B62]=[.A6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rder-width</text:p>
          </table:table-cell>
          <table:table-cell table:formula="of:=VLOOKUP([.A63];['Geany 1.22'.$A$2:.$B$269];1)" office:value-type="string" office:string-value="border-width">
            <text:p>border-width</text:p>
          </table:table-cell>
          <table:table-cell table:formula="of:=IF([.B63]=[.A6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ttom</text:p>
          </table:table-cell>
          <table:table-cell table:formula="of:=VLOOKUP([.A64];['Geany 1.22'.$A$2:.$B$269];1)" office:value-type="string" office:string-value="bottom">
            <text:p>bottom</text:p>
          </table:table-cell>
          <table:table-cell table:formula="of:=IF([.B64]=[.A6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x-decoration-break</text:p>
          </table:table-cell>
          <table:table-cell table:formula="of:=VLOOKUP([.A65];['Geany 1.22'.$A$2:.$B$269];1)" office:value-type="string" office:string-value="box-align">
            <text:p>box-align</text:p>
          </table:table-cell>
          <table:table-cell table:formula="of:=IF([.B65]=[.A65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box-shadow</text:p>
          </table:table-cell>
          <table:table-cell table:formula="of:=VLOOKUP([.A66];['Geany 1.22'.$A$2:.$B$269];1)" office:value-type="string" office:string-value="box-shadow">
            <text:p>box-shadow</text:p>
          </table:table-cell>
          <table:table-cell table:formula="of:=IF([.B66]=[.A6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ox-sizing</text:p>
          </table:table-cell>
          <table:table-cell table:formula="of:=VLOOKUP([.A67];['Geany 1.22'.$A$2:.$B$269];1)" office:value-type="string" office:string-value="box-sizing">
            <text:p>box-sizing</text:p>
          </table:table-cell>
          <table:table-cell table:formula="of:=IF([.B67]=[.A6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break-after</text:p>
          </table:table-cell>
          <table:table-cell table:formula="of:=VLOOKUP([.A68];['Geany 1.22'.$A$2:.$B$269];1)" office:value-type="string" office:string-value="box-sizing">
            <text:p>box-sizing</text:p>
          </table:table-cell>
          <table:table-cell table:formula="of:=IF([.B68]=[.A68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break-before</text:p>
          </table:table-cell>
          <table:table-cell table:formula="of:=VLOOKUP([.A69];['Geany 1.22'.$A$2:.$B$269];1)" office:value-type="string" office:string-value="box-sizing">
            <text:p>box-sizing</text:p>
          </table:table-cell>
          <table:table-cell table:formula="of:=IF([.B69]=[.A69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break-inside</text:p>
          </table:table-cell>
          <table:table-cell table:formula="of:=VLOOKUP([.A70];['Geany 1.22'.$A$2:.$B$269];1)" office:value-type="string" office:string-value="box-sizing">
            <text:p>box-sizing</text:p>
          </table:table-cell>
          <table:table-cell table:formula="of:=IF([.B70]=[.A70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caption-side</text:p>
          </table:table-cell>
          <table:table-cell table:formula="of:=VLOOKUP([.A71];['Geany 1.22'.$A$2:.$B$269];1)" office:value-type="string" office:string-value="caption-side">
            <text:p>caption-side</text:p>
          </table:table-cell>
          <table:table-cell table:formula="of:=IF([.B71]=[.A7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lear</text:p>
          </table:table-cell>
          <table:table-cell table:formula="of:=VLOOKUP([.A72];['Geany 1.22'.$A$2:.$B$269];1)" office:value-type="string" office:string-value="clear">
            <text:p>clear</text:p>
          </table:table-cell>
          <table:table-cell table:formula="of:=IF([.B72]=[.A7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lip</text:p>
          </table:table-cell>
          <table:table-cell table:formula="of:=VLOOKUP([.A73];['Geany 1.22'.$A$2:.$B$269];1)" office:value-type="string" office:string-value="clip">
            <text:p>clip</text:p>
          </table:table-cell>
          <table:table-cell table:formula="of:=IF([.B73]=[.A7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olor</text:p>
          </table:table-cell>
          <table:table-cell table:formula="of:=VLOOKUP([.A74];['Geany 1.22'.$A$2:.$B$269];1)" office:value-type="string" office:string-value="color">
            <text:p>color</text:p>
          </table:table-cell>
          <table:table-cell table:formula="of:=IF([.B74]=[.A7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olor-profile</text:p>
          </table:table-cell>
          <table:table-cell table:formula="of:=VLOOKUP([.A75];['Geany 1.22'.$A$2:.$B$269];1)" office:value-type="string" office:string-value="color">
            <text:p>color</text:p>
          </table:table-cell>
          <table:table-cell table:formula="of:=IF([.B75]=[.A75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column-count</text:p>
          </table:table-cell>
          <table:table-cell table:formula="of:=VLOOKUP([.A76];['Geany 1.22'.$A$2:.$B$269];1)" office:value-type="string" office:string-value="column-count">
            <text:p>column-count</text:p>
          </table:table-cell>
          <table:table-cell table:formula="of:=IF([.B76]=[.A7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olumn-fill</text:p>
          </table:table-cell>
          <table:table-cell table:formula="of:=VLOOKUP([.A77];['Geany 1.22'.$A$2:.$B$269];1)" office:value-type="string" office:string-value="column-fill">
            <text:p>column-fill</text:p>
          </table:table-cell>
          <table:table-cell table:formula="of:=IF([.B77]=[.A7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olumn-gap</text:p>
          </table:table-cell>
          <table:table-cell table:formula="of:=VLOOKUP([.A78];['Geany 1.22'.$A$2:.$B$269];1)" office:value-type="string" office:string-value="column-gap">
            <text:p>column-gap</text:p>
          </table:table-cell>
          <table:table-cell table:formula="of:=IF([.B78]=[.A7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olumn-rule</text:p>
          </table:table-cell>
          <table:table-cell table:formula="of:=VLOOKUP([.A79];['Geany 1.22'.$A$2:.$B$269];1)" office:value-type="string" office:string-value="column-rule">
            <text:p>column-rule</text:p>
          </table:table-cell>
          <table:table-cell table:formula="of:=IF([.B79]=[.A7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olumn-rule-color</text:p>
          </table:table-cell>
          <table:table-cell table:formula="of:=VLOOKUP([.A80];['Geany 1.22'.$A$2:.$B$269];1)" office:value-type="string" office:string-value="column-rule-color">
            <text:p>column-rule-color</text:p>
          </table:table-cell>
          <table:table-cell table:formula="of:=IF([.B80]=[.A8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olumn-rule-style</text:p>
          </table:table-cell>
          <table:table-cell table:formula="of:=VLOOKUP([.A81];['Geany 1.22'.$A$2:.$B$269];1)" office:value-type="string" office:string-value="column-rule-style">
            <text:p>column-rule-style</text:p>
          </table:table-cell>
          <table:table-cell table:formula="of:=IF([.B81]=[.A8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olumn-rule-width</text:p>
          </table:table-cell>
          <table:table-cell table:formula="of:=VLOOKUP([.A82];['Geany 1.22'.$A$2:.$B$269];1)" office:value-type="string" office:string-value="column-rule-width">
            <text:p>column-rule-width</text:p>
          </table:table-cell>
          <table:table-cell table:formula="of:=IF([.B82]=[.A8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olumn-span</text:p>
          </table:table-cell>
          <table:table-cell table:formula="of:=VLOOKUP([.A83];['Geany 1.22'.$A$2:.$B$269];1)" office:value-type="string" office:string-value="column-span">
            <text:p>column-span</text:p>
          </table:table-cell>
          <table:table-cell table:formula="of:=IF([.B83]=[.A8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olumn-width</text:p>
          </table:table-cell>
          <table:table-cell table:formula="of:=VLOOKUP([.A84];['Geany 1.22'.$A$2:.$B$269];1)" office:value-type="string" office:string-value="column-width">
            <text:p>column-width</text:p>
          </table:table-cell>
          <table:table-cell table:formula="of:=IF([.B84]=[.A8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olumns</text:p>
          </table:table-cell>
          <table:table-cell table:formula="of:=VLOOKUP([.A85];['Geany 1.22'.$A$2:.$B$269];1)" office:value-type="string" office:string-value="columns">
            <text:p>columns</text:p>
          </table:table-cell>
          <table:table-cell table:formula="of:=IF([.B85]=[.A8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ontent</text:p>
          </table:table-cell>
          <table:table-cell table:formula="of:=VLOOKUP([.A86];['Geany 1.22'.$A$2:.$B$269];1)" office:value-type="string" office:string-value="content">
            <text:p>content</text:p>
          </table:table-cell>
          <table:table-cell table:formula="of:=IF([.B86]=[.A8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ounter-increment</text:p>
          </table:table-cell>
          <table:table-cell table:formula="of:=VLOOKUP([.A87];['Geany 1.22'.$A$2:.$B$269];1)" office:value-type="string" office:string-value="counter-increment">
            <text:p>counter-increment</text:p>
          </table:table-cell>
          <table:table-cell table:formula="of:=IF([.B87]=[.A8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ounter-reset</text:p>
          </table:table-cell>
          <table:table-cell table:formula="of:=VLOOKUP([.A88];['Geany 1.22'.$A$2:.$B$269];1)" office:value-type="string" office:string-value="counter-reset">
            <text:p>counter-reset</text:p>
          </table:table-cell>
          <table:table-cell table:formula="of:=IF([.B88]=[.A8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rop</text:p>
          </table:table-cell>
          <table:table-cell table:formula="of:=VLOOKUP([.A89];['Geany 1.22'.$A$2:.$B$269];1)" office:value-type="string" office:string-value="crop">
            <text:p>crop</text:p>
          </table:table-cell>
          <table:table-cell table:formula="of:=IF([.B89]=[.A8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ue</text:p>
          </table:table-cell>
          <table:table-cell table:formula="of:=VLOOKUP([.A90];['Geany 1.22'.$A$2:.$B$269];1)" office:value-type="string" office:string-value="cue">
            <text:p>cue</text:p>
          </table:table-cell>
          <table:table-cell table:formula="of:=IF([.B90]=[.A9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ue-after</text:p>
          </table:table-cell>
          <table:table-cell table:formula="of:=VLOOKUP([.A91];['Geany 1.22'.$A$2:.$B$269];1)" office:value-type="string" office:string-value="cue-after">
            <text:p>cue-after</text:p>
          </table:table-cell>
          <table:table-cell table:formula="of:=IF([.B91]=[.A9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ue-before</text:p>
          </table:table-cell>
          <table:table-cell table:formula="of:=VLOOKUP([.A92];['Geany 1.22'.$A$2:.$B$269];1)" office:value-type="string" office:string-value="cue-before">
            <text:p>cue-before</text:p>
          </table:table-cell>
          <table:table-cell table:formula="of:=IF([.B92]=[.A9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cursor</text:p>
          </table:table-cell>
          <table:table-cell table:formula="of:=VLOOKUP([.A93];['Geany 1.22'.$A$2:.$B$269];1)" office:value-type="string" office:string-value="cursor">
            <text:p>cursor</text:p>
          </table:table-cell>
          <table:table-cell table:formula="of:=IF([.B93]=[.A9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direction</text:p>
          </table:table-cell>
          <table:table-cell table:formula="of:=VLOOKUP([.A94];['Geany 1.22'.$A$2:.$B$269];1)" office:value-type="string" office:string-value="direction">
            <text:p>direction</text:p>
          </table:table-cell>
          <table:table-cell table:formula="of:=IF([.B94]=[.A9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display</text:p>
          </table:table-cell>
          <table:table-cell table:formula="of:=VLOOKUP([.A95];['Geany 1.22'.$A$2:.$B$269];1)" office:value-type="string" office:string-value="display">
            <text:p>display</text:p>
          </table:table-cell>
          <table:table-cell table:formula="of:=IF([.B95]=[.A9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dominant-baseline</text:p>
          </table:table-cell>
          <table:table-cell table:formula="of:=VLOOKUP([.A96];['Geany 1.22'.$A$2:.$B$269];1)" office:value-type="string" office:string-value="dominant-baseline">
            <text:p>dominant-baseline</text:p>
          </table:table-cell>
          <table:table-cell table:formula="of:=IF([.B96]=[.A9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drop-initial-after-adjust</text:p>
          </table:table-cell>
          <table:table-cell table:formula="of:=VLOOKUP([.A97];['Geany 1.22'.$A$2:.$B$269];1)" office:value-type="string" office:string-value="drop-initial-after-adjust">
            <text:p>drop-initial-after-adjust</text:p>
          </table:table-cell>
          <table:table-cell table:formula="of:=IF([.B97]=[.A9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drop-initial-after-align</text:p>
          </table:table-cell>
          <table:table-cell table:formula="of:=VLOOKUP([.A98];['Geany 1.22'.$A$2:.$B$269];1)" office:value-type="string" office:string-value="drop-initial-after-align">
            <text:p>drop-initial-after-align</text:p>
          </table:table-cell>
          <table:table-cell table:formula="of:=IF([.B98]=[.A9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drop-initial-before-adjust</text:p>
          </table:table-cell>
          <table:table-cell table:formula="of:=VLOOKUP([.A99];['Geany 1.22'.$A$2:.$B$269];1)" office:value-type="string" office:string-value="drop-initial-before-adjust">
            <text:p>drop-initial-before-adjust</text:p>
          </table:table-cell>
          <table:table-cell table:formula="of:=IF([.B99]=[.A9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drop-initial-before-align</text:p>
          </table:table-cell>
          <table:table-cell table:formula="of:=VLOOKUP([.A100];['Geany 1.22'.$A$2:.$B$269];1)" office:value-type="string" office:string-value="drop-initial-before-align">
            <text:p>drop-initial-before-align</text:p>
          </table:table-cell>
          <table:table-cell table:formula="of:=IF([.B100]=[.A10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drop-initial-size</text:p>
          </table:table-cell>
          <table:table-cell table:formula="of:=VLOOKUP([.A101];['Geany 1.22'.$A$2:.$B$269];1)" office:value-type="string" office:string-value="drop-initial-size">
            <text:p>drop-initial-size</text:p>
          </table:table-cell>
          <table:table-cell table:formula="of:=IF([.B101]=[.A10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drop-initial-value</text:p>
          </table:table-cell>
          <table:table-cell table:formula="of:=VLOOKUP([.A102];['Geany 1.22'.$A$2:.$B$269];1)" office:value-type="string" office:string-value="drop-initial-value">
            <text:p>drop-initial-value</text:p>
          </table:table-cell>
          <table:table-cell table:formula="of:=IF([.B102]=[.A10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elevation</text:p>
          </table:table-cell>
          <table:table-cell table:formula="of:=VLOOKUP([.A103];['Geany 1.22'.$A$2:.$B$269];1)" office:value-type="string" office:string-value="elevation">
            <text:p>elevation</text:p>
          </table:table-cell>
          <table:table-cell table:formula="of:=IF([.B103]=[.A10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empty-cells</text:p>
          </table:table-cell>
          <table:table-cell table:formula="of:=VLOOKUP([.A104];['Geany 1.22'.$A$2:.$B$269];1)" office:value-type="string" office:string-value="empty-cells">
            <text:p>empty-cells</text:p>
          </table:table-cell>
          <table:table-cell table:formula="of:=IF([.B104]=[.A10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fit</text:p>
          </table:table-cell>
          <table:table-cell table:formula="of:=VLOOKUP([.A105];['Geany 1.22'.$A$2:.$B$269];1)" office:value-type="string" office:string-value="fit">
            <text:p>fit</text:p>
          </table:table-cell>
          <table:table-cell table:formula="of:=IF([.B105]=[.A10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fit-position</text:p>
          </table:table-cell>
          <table:table-cell table:formula="of:=VLOOKUP([.A106];['Geany 1.22'.$A$2:.$B$269];1)" office:value-type="string" office:string-value="fit-position">
            <text:p>fit-position</text:p>
          </table:table-cell>
          <table:table-cell table:formula="of:=IF([.B106]=[.A10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flex-align</text:p>
          </table:table-cell>
          <table:table-cell table:formula="of:=VLOOKUP([.A107];['Geany 1.22'.$A$2:.$B$269];1)" office:value-type="string" office:string-value="fit-position">
            <text:p>fit-position</text:p>
          </table:table-cell>
          <table:table-cell table:formula="of:=IF([.B107]=[.A107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flex-flow</text:p>
          </table:table-cell>
          <table:table-cell table:formula="of:=VLOOKUP([.A108];['Geany 1.22'.$A$2:.$B$269];1)" office:value-type="string" office:string-value="fit-position">
            <text:p>fit-position</text:p>
          </table:table-cell>
          <table:table-cell table:formula="of:=IF([.B108]=[.A108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flex-line-pack</text:p>
          </table:table-cell>
          <table:table-cell table:formula="of:=VLOOKUP([.A109];['Geany 1.22'.$A$2:.$B$269];1)" office:value-type="string" office:string-value="fit-position">
            <text:p>fit-position</text:p>
          </table:table-cell>
          <table:table-cell table:formula="of:=IF([.B109]=[.A109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flex-order</text:p>
          </table:table-cell>
          <table:table-cell table:formula="of:=VLOOKUP([.A110];['Geany 1.22'.$A$2:.$B$269];1)" office:value-type="string" office:string-value="fit-position">
            <text:p>fit-position</text:p>
          </table:table-cell>
          <table:table-cell table:formula="of:=IF([.B110]=[.A110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flex-pack</text:p>
          </table:table-cell>
          <table:table-cell table:formula="of:=VLOOKUP([.A111];['Geany 1.22'.$A$2:.$B$269];1)" office:value-type="string" office:string-value="fit-position">
            <text:p>fit-position</text:p>
          </table:table-cell>
          <table:table-cell table:formula="of:=IF([.B111]=[.A111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float</text:p>
          </table:table-cell>
          <table:table-cell table:formula="of:=VLOOKUP([.A112];['Geany 1.22'.$A$2:.$B$269];1)" office:value-type="string" office:string-value="float">
            <text:p>float</text:p>
          </table:table-cell>
          <table:table-cell table:formula="of:=IF([.B112]=[.A11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float-offset</text:p>
          </table:table-cell>
          <table:table-cell table:formula="of:=VLOOKUP([.A113];['Geany 1.22'.$A$2:.$B$269];1)" office:value-type="string" office:string-value="float-offset">
            <text:p>float-offset</text:p>
          </table:table-cell>
          <table:table-cell table:formula="of:=IF([.B113]=[.A11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font</text:p>
          </table:table-cell>
          <table:table-cell table:formula="of:=VLOOKUP([.A114];['Geany 1.22'.$A$2:.$B$269];1)" office:value-type="string" office:string-value="font">
            <text:p>font</text:p>
          </table:table-cell>
          <table:table-cell table:formula="of:=IF([.B114]=[.A11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font-family</text:p>
          </table:table-cell>
          <table:table-cell table:formula="of:=VLOOKUP([.A115];['Geany 1.22'.$A$2:.$B$269];1)" office:value-type="string" office:string-value="font-family">
            <text:p>font-family</text:p>
          </table:table-cell>
          <table:table-cell table:formula="of:=IF([.B115]=[.A11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font-size</text:p>
          </table:table-cell>
          <table:table-cell table:formula="of:=VLOOKUP([.A116];['Geany 1.22'.$A$2:.$B$269];1)" office:value-type="string" office:string-value="font-size">
            <text:p>font-size</text:p>
          </table:table-cell>
          <table:table-cell table:formula="of:=IF([.B116]=[.A11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font-size-adjust</text:p>
          </table:table-cell>
          <table:table-cell table:formula="of:=VLOOKUP([.A117];['Geany 1.22'.$A$2:.$B$269];1)" office:value-type="string" office:string-value="font-size-adjust">
            <text:p>font-size-adjust</text:p>
          </table:table-cell>
          <table:table-cell table:formula="of:=IF([.B117]=[.A11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font-stretch</text:p>
          </table:table-cell>
          <table:table-cell table:formula="of:=VLOOKUP([.A118];['Geany 1.22'.$A$2:.$B$269];1)" office:value-type="string" office:string-value="font-stretch">
            <text:p>font-stretch</text:p>
          </table:table-cell>
          <table:table-cell table:formula="of:=IF([.B118]=[.A11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font-style</text:p>
          </table:table-cell>
          <table:table-cell table:formula="of:=VLOOKUP([.A119];['Geany 1.22'.$A$2:.$B$269];1)" office:value-type="string" office:string-value="font-style">
            <text:p>font-style</text:p>
          </table:table-cell>
          <table:table-cell table:formula="of:=IF([.B119]=[.A11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font-variant</text:p>
          </table:table-cell>
          <table:table-cell table:formula="of:=VLOOKUP([.A120];['Geany 1.22'.$A$2:.$B$269];1)" office:value-type="string" office:string-value="font-variant">
            <text:p>font-variant</text:p>
          </table:table-cell>
          <table:table-cell table:formula="of:=IF([.B120]=[.A12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font-weight</text:p>
          </table:table-cell>
          <table:table-cell table:formula="of:=VLOOKUP([.A121];['Geany 1.22'.$A$2:.$B$269];1)" office:value-type="string" office:string-value="font-weight">
            <text:p>font-weight</text:p>
          </table:table-cell>
          <table:table-cell table:formula="of:=IF([.B121]=[.A12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grid-columns</text:p>
          </table:table-cell>
          <table:table-cell table:formula="of:=VLOOKUP([.A122];['Geany 1.22'.$A$2:.$B$269];1)" office:value-type="string" office:string-value="font-weight">
            <text:p>font-weight</text:p>
          </table:table-cell>
          <table:table-cell table:formula="of:=IF([.B122]=[.A122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grid-rows</text:p>
          </table:table-cell>
          <table:table-cell table:formula="of:=VLOOKUP([.A123];['Geany 1.22'.$A$2:.$B$269];1)" office:value-type="string" office:string-value="font-weight">
            <text:p>font-weight</text:p>
          </table:table-cell>
          <table:table-cell table:formula="of:=IF([.B123]=[.A123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hanging-punctuation</text:p>
          </table:table-cell>
          <table:table-cell table:formula="of:=VLOOKUP([.A124];['Geany 1.22'.$A$2:.$B$269];1)" office:value-type="string" office:string-value="hanging-punctuation">
            <text:p>hanging-punctuation</text:p>
          </table:table-cell>
          <table:table-cell table:formula="of:=IF([.B124]=[.A12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height</text:p>
          </table:table-cell>
          <table:table-cell table:formula="of:=VLOOKUP([.A125];['Geany 1.22'.$A$2:.$B$269];1)" office:value-type="string" office:string-value="height">
            <text:p>height</text:p>
          </table:table-cell>
          <table:table-cell table:formula="of:=IF([.B125]=[.A12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hyphenate-after</text:p>
          </table:table-cell>
          <table:table-cell table:formula="of:=VLOOKUP([.A126];['Geany 1.22'.$A$2:.$B$269];1)" office:value-type="string" office:string-value="hyphenate-after">
            <text:p>hyphenate-after</text:p>
          </table:table-cell>
          <table:table-cell table:formula="of:=IF([.B126]=[.A12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hyphenate-before</text:p>
          </table:table-cell>
          <table:table-cell table:formula="of:=VLOOKUP([.A127];['Geany 1.22'.$A$2:.$B$269];1)" office:value-type="string" office:string-value="hyphenate-before">
            <text:p>hyphenate-before</text:p>
          </table:table-cell>
          <table:table-cell table:formula="of:=IF([.B127]=[.A12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hyphenate-character</text:p>
          </table:table-cell>
          <table:table-cell table:formula="of:=VLOOKUP([.A128];['Geany 1.22'.$A$2:.$B$269];1)" office:value-type="string" office:string-value="hyphenate-character">
            <text:p>hyphenate-character</text:p>
          </table:table-cell>
          <table:table-cell table:formula="of:=IF([.B128]=[.A12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hyphenate-lines</text:p>
          </table:table-cell>
          <table:table-cell table:formula="of:=VLOOKUP([.A129];['Geany 1.22'.$A$2:.$B$269];1)" office:value-type="string" office:string-value="hyphenate-lines">
            <text:p>hyphenate-lines</text:p>
          </table:table-cell>
          <table:table-cell table:formula="of:=IF([.B129]=[.A12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hyphenate-resource</text:p>
          </table:table-cell>
          <table:table-cell table:formula="of:=VLOOKUP([.A130];['Geany 1.22'.$A$2:.$B$269];1)" office:value-type="string" office:string-value="hyphenate-resource">
            <text:p>hyphenate-resource</text:p>
          </table:table-cell>
          <table:table-cell table:formula="of:=IF([.B130]=[.A13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hyphens</text:p>
          </table:table-cell>
          <table:table-cell table:formula="of:=VLOOKUP([.A131];['Geany 1.22'.$A$2:.$B$269];1)" office:value-type="string" office:string-value="hyphens">
            <text:p>hyphens</text:p>
          </table:table-cell>
          <table:table-cell table:formula="of:=IF([.B131]=[.A13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icon</text:p>
          </table:table-cell>
          <table:table-cell table:formula="of:=VLOOKUP([.A132];['Geany 1.22'.$A$2:.$B$269];1)" office:value-type="string" office:string-value="icon">
            <text:p>icon</text:p>
          </table:table-cell>
          <table:table-cell table:formula="of:=IF([.B132]=[.A13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image-orientation</text:p>
          </table:table-cell>
          <table:table-cell table:formula="of:=VLOOKUP([.A133];['Geany 1.22'.$A$2:.$B$269];1)" office:value-type="string" office:string-value="image-orientation">
            <text:p>image-orientation</text:p>
          </table:table-cell>
          <table:table-cell table:formula="of:=IF([.B133]=[.A13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image-rendering</text:p>
          </table:table-cell>
          <table:table-cell table:formula="of:=VLOOKUP([.A134];['Geany 1.22'.$A$2:.$B$269];1)" office:value-type="string" office:string-value="image-orientation">
            <text:p>image-orientation</text:p>
          </table:table-cell>
          <table:table-cell table:formula="of:=IF([.B134]=[.A134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image-resolution</text:p>
          </table:table-cell>
          <table:table-cell table:formula="of:=VLOOKUP([.A135];['Geany 1.22'.$A$2:.$B$269];1)" office:value-type="string" office:string-value="image-resolution">
            <text:p>image-resolution</text:p>
          </table:table-cell>
          <table:table-cell table:formula="of:=IF([.B135]=[.A13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inline-box-align</text:p>
          </table:table-cell>
          <table:table-cell table:formula="of:=VLOOKUP([.A136];['Geany 1.22'.$A$2:.$B$269];1)" office:value-type="string" office:string-value="inline-box-align">
            <text:p>inline-box-align</text:p>
          </table:table-cell>
          <table:table-cell table:formula="of:=IF([.B136]=[.A13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left</text:p>
          </table:table-cell>
          <table:table-cell table:formula="of:=VLOOKUP([.A137];['Geany 1.22'.$A$2:.$B$269];1)" office:value-type="string" office:string-value="left">
            <text:p>left</text:p>
          </table:table-cell>
          <table:table-cell table:formula="of:=IF([.B137]=[.A13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letter-spacing</text:p>
          </table:table-cell>
          <table:table-cell table:formula="of:=VLOOKUP([.A138];['Geany 1.22'.$A$2:.$B$269];1)" office:value-type="string" office:string-value="letter-spacing">
            <text:p>letter-spacing</text:p>
          </table:table-cell>
          <table:table-cell table:formula="of:=IF([.B138]=[.A13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line-break</text:p>
          </table:table-cell>
          <table:table-cell table:formula="of:=VLOOKUP([.A139];['Geany 1.22'.$A$2:.$B$269];1)" office:value-type="string" office:string-value="letter-spacing">
            <text:p>letter-spacing</text:p>
          </table:table-cell>
          <table:table-cell table:formula="of:=IF([.B139]=[.A139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line-height</text:p>
          </table:table-cell>
          <table:table-cell table:formula="of:=VLOOKUP([.A140];['Geany 1.22'.$A$2:.$B$269];1)" office:value-type="string" office:string-value="line-height">
            <text:p>line-height</text:p>
          </table:table-cell>
          <table:table-cell table:formula="of:=IF([.B140]=[.A14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line-stacking</text:p>
          </table:table-cell>
          <table:table-cell table:formula="of:=VLOOKUP([.A141];['Geany 1.22'.$A$2:.$B$269];1)" office:value-type="string" office:string-value="line-stacking">
            <text:p>line-stacking</text:p>
          </table:table-cell>
          <table:table-cell table:formula="of:=IF([.B141]=[.A14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line-stacking-ruby</text:p>
          </table:table-cell>
          <table:table-cell table:formula="of:=VLOOKUP([.A142];['Geany 1.22'.$A$2:.$B$269];1)" office:value-type="string" office:string-value="line-stacking-ruby">
            <text:p>line-stacking-ruby</text:p>
          </table:table-cell>
          <table:table-cell table:formula="of:=IF([.B142]=[.A14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line-stacking-shift</text:p>
          </table:table-cell>
          <table:table-cell table:formula="of:=VLOOKUP([.A143];['Geany 1.22'.$A$2:.$B$269];1)" office:value-type="string" office:string-value="line-stacking-shift">
            <text:p>line-stacking-shift</text:p>
          </table:table-cell>
          <table:table-cell table:formula="of:=IF([.B143]=[.A14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line-stacking-strategy</text:p>
          </table:table-cell>
          <table:table-cell table:formula="of:=VLOOKUP([.A144];['Geany 1.22'.$A$2:.$B$269];1)" office:value-type="string" office:string-value="line-stacking-strategy">
            <text:p>line-stacking-strategy</text:p>
          </table:table-cell>
          <table:table-cell table:formula="of:=IF([.B144]=[.A14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list-style</text:p>
          </table:table-cell>
          <table:table-cell table:formula="of:=VLOOKUP([.A145];['Geany 1.22'.$A$2:.$B$269];1)" office:value-type="string" office:string-value="list-style">
            <text:p>list-style</text:p>
          </table:table-cell>
          <table:table-cell table:formula="of:=IF([.B145]=[.A14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list-style-image</text:p>
          </table:table-cell>
          <table:table-cell table:formula="of:=VLOOKUP([.A146];['Geany 1.22'.$A$2:.$B$269];1)" office:value-type="string" office:string-value="list-style-image">
            <text:p>list-style-image</text:p>
          </table:table-cell>
          <table:table-cell table:formula="of:=IF([.B146]=[.A14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list-style-position</text:p>
          </table:table-cell>
          <table:table-cell table:formula="of:=VLOOKUP([.A147];['Geany 1.22'.$A$2:.$B$269];1)" office:value-type="string" office:string-value="list-style-position">
            <text:p>list-style-position</text:p>
          </table:table-cell>
          <table:table-cell table:formula="of:=IF([.B147]=[.A14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list-style-type</text:p>
          </table:table-cell>
          <table:table-cell table:formula="of:=VLOOKUP([.A148];['Geany 1.22'.$A$2:.$B$269];1)" office:value-type="string" office:string-value="list-style-type">
            <text:p>list-style-type</text:p>
          </table:table-cell>
          <table:table-cell table:formula="of:=IF([.B148]=[.A14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margin</text:p>
          </table:table-cell>
          <table:table-cell table:formula="of:=VLOOKUP([.A149];['Geany 1.22'.$A$2:.$B$269];1)" office:value-type="string" office:string-value="margin">
            <text:p>margin</text:p>
          </table:table-cell>
          <table:table-cell table:formula="of:=IF([.B149]=[.A14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margin-bottom</text:p>
          </table:table-cell>
          <table:table-cell table:formula="of:=VLOOKUP([.A150];['Geany 1.22'.$A$2:.$B$269];1)" office:value-type="string" office:string-value="margin-bottom">
            <text:p>margin-bottom</text:p>
          </table:table-cell>
          <table:table-cell table:formula="of:=IF([.B150]=[.A15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margin-left</text:p>
          </table:table-cell>
          <table:table-cell table:formula="of:=VLOOKUP([.A151];['Geany 1.22'.$A$2:.$B$269];1)" office:value-type="string" office:string-value="margin-left">
            <text:p>margin-left</text:p>
          </table:table-cell>
          <table:table-cell table:formula="of:=IF([.B151]=[.A15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margin-right</text:p>
          </table:table-cell>
          <table:table-cell table:formula="of:=VLOOKUP([.A152];['Geany 1.22'.$A$2:.$B$269];1)" office:value-type="string" office:string-value="margin-right">
            <text:p>margin-right</text:p>
          </table:table-cell>
          <table:table-cell table:formula="of:=IF([.B152]=[.A15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margin-top</text:p>
          </table:table-cell>
          <table:table-cell table:formula="of:=VLOOKUP([.A153];['Geany 1.22'.$A$2:.$B$269];1)" office:value-type="string" office:string-value="margin-top">
            <text:p>margin-top</text:p>
          </table:table-cell>
          <table:table-cell table:formula="of:=IF([.B153]=[.A15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marker-offset</text:p>
          </table:table-cell>
          <table:table-cell table:formula="of:=VLOOKUP([.A154];['Geany 1.22'.$A$2:.$B$269];1)" office:value-type="string" office:string-value="mark-before">
            <text:p>mark-before</text:p>
          </table:table-cell>
          <table:table-cell table:formula="of:=IF([.B154]=[.A154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marks</text:p>
          </table:table-cell>
          <table:table-cell table:formula="of:=VLOOKUP([.A155];['Geany 1.22'.$A$2:.$B$269];1)" office:value-type="string" office:string-value="marks">
            <text:p>marks</text:p>
          </table:table-cell>
          <table:table-cell table:formula="of:=IF([.B155]=[.A15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marquee-direction</text:p>
          </table:table-cell>
          <table:table-cell table:formula="of:=VLOOKUP([.A156];['Geany 1.22'.$A$2:.$B$269];1)" office:value-type="string" office:string-value="marquee-direction">
            <text:p>marquee-direction</text:p>
          </table:table-cell>
          <table:table-cell table:formula="of:=IF([.B156]=[.A15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marquee-loop</text:p>
          </table:table-cell>
          <table:table-cell table:formula="of:=VLOOKUP([.A157];['Geany 1.22'.$A$2:.$B$269];1)" office:value-type="string" office:string-value="marquee-loop">
            <text:p>marquee-loop</text:p>
          </table:table-cell>
          <table:table-cell table:formula="of:=IF([.B157]=[.A15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marquee-play-count</text:p>
          </table:table-cell>
          <table:table-cell table:formula="of:=VLOOKUP([.A158];['Geany 1.22'.$A$2:.$B$269];1)" office:value-type="string" office:string-value="marquee-loop">
            <text:p>marquee-loop</text:p>
          </table:table-cell>
          <table:table-cell table:formula="of:=IF([.B158]=[.A158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marquee-speed</text:p>
          </table:table-cell>
          <table:table-cell table:formula="of:=VLOOKUP([.A159];['Geany 1.22'.$A$2:.$B$269];1)" office:value-type="string" office:string-value="marquee-speed">
            <text:p>marquee-speed</text:p>
          </table:table-cell>
          <table:table-cell table:formula="of:=IF([.B159]=[.A15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marquee-style</text:p>
          </table:table-cell>
          <table:table-cell table:formula="of:=VLOOKUP([.A160];['Geany 1.22'.$A$2:.$B$269];1)" office:value-type="string" office:string-value="marquee-style">
            <text:p>marquee-style</text:p>
          </table:table-cell>
          <table:table-cell table:formula="of:=IF([.B160]=[.A16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max-height</text:p>
          </table:table-cell>
          <table:table-cell table:formula="of:=VLOOKUP([.A161];['Geany 1.22'.$A$2:.$B$269];1)" office:value-type="string" office:string-value="max-height">
            <text:p>max-height</text:p>
          </table:table-cell>
          <table:table-cell table:formula="of:=IF([.B161]=[.A16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max-width</text:p>
          </table:table-cell>
          <table:table-cell table:formula="of:=VLOOKUP([.A162];['Geany 1.22'.$A$2:.$B$269];1)" office:value-type="string" office:string-value="max-width">
            <text:p>max-width</text:p>
          </table:table-cell>
          <table:table-cell table:formula="of:=IF([.B162]=[.A16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min-height</text:p>
          </table:table-cell>
          <table:table-cell table:formula="of:=VLOOKUP([.A163];['Geany 1.22'.$A$2:.$B$269];1)" office:value-type="string" office:string-value="min-height">
            <text:p>min-height</text:p>
          </table:table-cell>
          <table:table-cell table:formula="of:=IF([.B163]=[.A16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min-width</text:p>
          </table:table-cell>
          <table:table-cell table:formula="of:=VLOOKUP([.A164];['Geany 1.22'.$A$2:.$B$269];1)" office:value-type="string" office:string-value="min-width">
            <text:p>min-width</text:p>
          </table:table-cell>
          <table:table-cell table:formula="of:=IF([.B164]=[.A16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move-to</text:p>
          </table:table-cell>
          <table:table-cell table:formula="of:=VLOOKUP([.A165];['Geany 1.22'.$A$2:.$B$269];1)" office:value-type="string" office:string-value="move-to">
            <text:p>move-to</text:p>
          </table:table-cell>
          <table:table-cell table:formula="of:=IF([.B165]=[.A16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nav-down</text:p>
          </table:table-cell>
          <table:table-cell table:formula="of:=VLOOKUP([.A166];['Geany 1.22'.$A$2:.$B$269];1)" office:value-type="string" office:string-value="nav-down">
            <text:p>nav-down</text:p>
          </table:table-cell>
          <table:table-cell table:formula="of:=IF([.B166]=[.A16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nav-index</text:p>
          </table:table-cell>
          <table:table-cell table:formula="of:=VLOOKUP([.A167];['Geany 1.22'.$A$2:.$B$269];1)" office:value-type="string" office:string-value="nav-index">
            <text:p>nav-index</text:p>
          </table:table-cell>
          <table:table-cell table:formula="of:=IF([.B167]=[.A16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nav-left</text:p>
          </table:table-cell>
          <table:table-cell table:formula="of:=VLOOKUP([.A168];['Geany 1.22'.$A$2:.$B$269];1)" office:value-type="string" office:string-value="nav-left">
            <text:p>nav-left</text:p>
          </table:table-cell>
          <table:table-cell table:formula="of:=IF([.B168]=[.A16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nav-right</text:p>
          </table:table-cell>
          <table:table-cell table:formula="of:=VLOOKUP([.A169];['Geany 1.22'.$A$2:.$B$269];1)" office:value-type="string" office:string-value="nav-right">
            <text:p>nav-right</text:p>
          </table:table-cell>
          <table:table-cell table:formula="of:=IF([.B169]=[.A16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nav-up</text:p>
          </table:table-cell>
          <table:table-cell table:formula="of:=VLOOKUP([.A170];['Geany 1.22'.$A$2:.$B$269];1)" office:value-type="string" office:string-value="nav-up">
            <text:p>nav-up</text:p>
          </table:table-cell>
          <table:table-cell table:formula="of:=IF([.B170]=[.A17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opacity</text:p>
          </table:table-cell>
          <table:table-cell table:formula="of:=VLOOKUP([.A171];['Geany 1.22'.$A$2:.$B$269];1)" office:value-type="string" office:string-value="opacity">
            <text:p>opacity</text:p>
          </table:table-cell>
          <table:table-cell table:formula="of:=IF([.B171]=[.A17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orphans</text:p>
          </table:table-cell>
          <table:table-cell table:formula="of:=VLOOKUP([.A172];['Geany 1.22'.$A$2:.$B$269];1)" office:value-type="string" office:string-value="orphans">
            <text:p>orphans</text:p>
          </table:table-cell>
          <table:table-cell table:formula="of:=IF([.B172]=[.A17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outline</text:p>
          </table:table-cell>
          <table:table-cell table:formula="of:=VLOOKUP([.A173];['Geany 1.22'.$A$2:.$B$269];1)" office:value-type="string" office:string-value="outline">
            <text:p>outline</text:p>
          </table:table-cell>
          <table:table-cell table:formula="of:=IF([.B173]=[.A17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outline-color</text:p>
          </table:table-cell>
          <table:table-cell table:formula="of:=VLOOKUP([.A174];['Geany 1.22'.$A$2:.$B$269];1)" office:value-type="string" office:string-value="outline-color">
            <text:p>outline-color</text:p>
          </table:table-cell>
          <table:table-cell table:formula="of:=IF([.B174]=[.A17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outline-offset</text:p>
          </table:table-cell>
          <table:table-cell table:formula="of:=VLOOKUP([.A175];['Geany 1.22'.$A$2:.$B$269];1)" office:value-type="string" office:string-value="outline-offset">
            <text:p>outline-offset</text:p>
          </table:table-cell>
          <table:table-cell table:formula="of:=IF([.B175]=[.A17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outline-style</text:p>
          </table:table-cell>
          <table:table-cell table:formula="of:=VLOOKUP([.A176];['Geany 1.22'.$A$2:.$B$269];1)" office:value-type="string" office:string-value="outline-style">
            <text:p>outline-style</text:p>
          </table:table-cell>
          <table:table-cell table:formula="of:=IF([.B176]=[.A17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outline-width</text:p>
          </table:table-cell>
          <table:table-cell table:formula="of:=VLOOKUP([.A177];['Geany 1.22'.$A$2:.$B$269];1)" office:value-type="string" office:string-value="outline-width">
            <text:p>outline-width</text:p>
          </table:table-cell>
          <table:table-cell table:formula="of:=IF([.B177]=[.A17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overflow</text:p>
          </table:table-cell>
          <table:table-cell table:formula="of:=VLOOKUP([.A178];['Geany 1.22'.$A$2:.$B$269];1)" office:value-type="string" office:string-value="overflow">
            <text:p>overflow</text:p>
          </table:table-cell>
          <table:table-cell table:formula="of:=IF([.B178]=[.A17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overflow-style</text:p>
          </table:table-cell>
          <table:table-cell table:formula="of:=VLOOKUP([.A179];['Geany 1.22'.$A$2:.$B$269];1)" office:value-type="string" office:string-value="overflow-style">
            <text:p>overflow-style</text:p>
          </table:table-cell>
          <table:table-cell table:formula="of:=IF([.B179]=[.A17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overflow-wrap</text:p>
          </table:table-cell>
          <table:table-cell table:formula="of:=VLOOKUP([.A180];['Geany 1.22'.$A$2:.$B$269];1)" office:value-type="string" office:string-value="overflow-style">
            <text:p>overflow-style</text:p>
          </table:table-cell>
          <table:table-cell table:formula="of:=IF([.B180]=[.A180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overflow-x</text:p>
          </table:table-cell>
          <table:table-cell table:formula="of:=VLOOKUP([.A181];['Geany 1.22'.$A$2:.$B$269];1)" office:value-type="string" office:string-value="overflow-x">
            <text:p>overflow-x</text:p>
          </table:table-cell>
          <table:table-cell table:formula="of:=IF([.B181]=[.A18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overflow-y</text:p>
          </table:table-cell>
          <table:table-cell table:formula="of:=VLOOKUP([.A182];['Geany 1.22'.$A$2:.$B$269];1)" office:value-type="string" office:string-value="overflow-y">
            <text:p>overflow-y</text:p>
          </table:table-cell>
          <table:table-cell table:formula="of:=IF([.B182]=[.A18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adding</text:p>
          </table:table-cell>
          <table:table-cell table:formula="of:=VLOOKUP([.A183];['Geany 1.22'.$A$2:.$B$269];1)" office:value-type="string" office:string-value="padding">
            <text:p>padding</text:p>
          </table:table-cell>
          <table:table-cell table:formula="of:=IF([.B183]=[.A18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adding-bottom</text:p>
          </table:table-cell>
          <table:table-cell table:formula="of:=VLOOKUP([.A184];['Geany 1.22'.$A$2:.$B$269];1)" office:value-type="string" office:string-value="padding-bottom">
            <text:p>padding-bottom</text:p>
          </table:table-cell>
          <table:table-cell table:formula="of:=IF([.B184]=[.A18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adding-left</text:p>
          </table:table-cell>
          <table:table-cell table:formula="of:=VLOOKUP([.A185];['Geany 1.22'.$A$2:.$B$269];1)" office:value-type="string" office:string-value="padding-left">
            <text:p>padding-left</text:p>
          </table:table-cell>
          <table:table-cell table:formula="of:=IF([.B185]=[.A18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adding-right</text:p>
          </table:table-cell>
          <table:table-cell table:formula="of:=VLOOKUP([.A186];['Geany 1.22'.$A$2:.$B$269];1)" office:value-type="string" office:string-value="padding-right">
            <text:p>padding-right</text:p>
          </table:table-cell>
          <table:table-cell table:formula="of:=IF([.B186]=[.A18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adding-top</text:p>
          </table:table-cell>
          <table:table-cell table:formula="of:=VLOOKUP([.A187];['Geany 1.22'.$A$2:.$B$269];1)" office:value-type="string" office:string-value="padding-top">
            <text:p>padding-top</text:p>
          </table:table-cell>
          <table:table-cell table:formula="of:=IF([.B187]=[.A18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age</text:p>
          </table:table-cell>
          <table:table-cell table:formula="of:=VLOOKUP([.A188];['Geany 1.22'.$A$2:.$B$269];1)" office:value-type="string" office:string-value="page">
            <text:p>page</text:p>
          </table:table-cell>
          <table:table-cell table:formula="of:=IF([.B188]=[.A18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age-break-after</text:p>
          </table:table-cell>
          <table:table-cell table:formula="of:=VLOOKUP([.A189];['Geany 1.22'.$A$2:.$B$269];1)" office:value-type="string" office:string-value="page-break-after">
            <text:p>page-break-after</text:p>
          </table:table-cell>
          <table:table-cell table:formula="of:=IF([.B189]=[.A18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age-break-before</text:p>
          </table:table-cell>
          <table:table-cell table:formula="of:=VLOOKUP([.A190];['Geany 1.22'.$A$2:.$B$269];1)" office:value-type="string" office:string-value="page-break-before">
            <text:p>page-break-before</text:p>
          </table:table-cell>
          <table:table-cell table:formula="of:=IF([.B190]=[.A19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age-break-inside</text:p>
          </table:table-cell>
          <table:table-cell table:formula="of:=VLOOKUP([.A191];['Geany 1.22'.$A$2:.$B$269];1)" office:value-type="string" office:string-value="page-break-inside">
            <text:p>page-break-inside</text:p>
          </table:table-cell>
          <table:table-cell table:formula="of:=IF([.B191]=[.A19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age-policy</text:p>
          </table:table-cell>
          <table:table-cell table:formula="of:=VLOOKUP([.A192];['Geany 1.22'.$A$2:.$B$269];1)" office:value-type="string" office:string-value="page-policy">
            <text:p>page-policy</text:p>
          </table:table-cell>
          <table:table-cell table:formula="of:=IF([.B192]=[.A19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ause</text:p>
          </table:table-cell>
          <table:table-cell table:formula="of:=VLOOKUP([.A193];['Geany 1.22'.$A$2:.$B$269];1)" office:value-type="string" office:string-value="pause">
            <text:p>pause</text:p>
          </table:table-cell>
          <table:table-cell table:formula="of:=IF([.B193]=[.A19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ause-after</text:p>
          </table:table-cell>
          <table:table-cell table:formula="of:=VLOOKUP([.A194];['Geany 1.22'.$A$2:.$B$269];1)" office:value-type="string" office:string-value="pause-after">
            <text:p>pause-after</text:p>
          </table:table-cell>
          <table:table-cell table:formula="of:=IF([.B194]=[.A19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ause-before</text:p>
          </table:table-cell>
          <table:table-cell table:formula="of:=VLOOKUP([.A195];['Geany 1.22'.$A$2:.$B$269];1)" office:value-type="string" office:string-value="pause-before">
            <text:p>pause-before</text:p>
          </table:table-cell>
          <table:table-cell table:formula="of:=IF([.B195]=[.A19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erspective</text:p>
          </table:table-cell>
          <table:table-cell table:formula="of:=VLOOKUP([.A196];['Geany 1.22'.$A$2:.$B$269];1)" office:value-type="string" office:string-value="pause-before">
            <text:p>pause-before</text:p>
          </table:table-cell>
          <table:table-cell table:formula="of:=IF([.B196]=[.A196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perspective-origin</text:p>
          </table:table-cell>
          <table:table-cell table:formula="of:=VLOOKUP([.A197];['Geany 1.22'.$A$2:.$B$269];1)" office:value-type="string" office:string-value="pause-before">
            <text:p>pause-before</text:p>
          </table:table-cell>
          <table:table-cell table:formula="of:=IF([.B197]=[.A197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phonemes</text:p>
          </table:table-cell>
          <table:table-cell table:formula="of:=VLOOKUP([.A198];['Geany 1.22'.$A$2:.$B$269];1)" office:value-type="string" office:string-value="phonemes">
            <text:p>phonemes</text:p>
          </table:table-cell>
          <table:table-cell table:formula="of:=IF([.B198]=[.A19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itch</text:p>
          </table:table-cell>
          <table:table-cell table:formula="of:=VLOOKUP([.A199];['Geany 1.22'.$A$2:.$B$269];1)" office:value-type="string" office:string-value="pitch">
            <text:p>pitch</text:p>
          </table:table-cell>
          <table:table-cell table:formula="of:=IF([.B199]=[.A19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itch-range</text:p>
          </table:table-cell>
          <table:table-cell table:formula="of:=VLOOKUP([.A200];['Geany 1.22'.$A$2:.$B$269];1)" office:value-type="string" office:string-value="pitch-range">
            <text:p>pitch-range</text:p>
          </table:table-cell>
          <table:table-cell table:formula="of:=IF([.B200]=[.A20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lay-during</text:p>
          </table:table-cell>
          <table:table-cell table:formula="of:=VLOOKUP([.A201];['Geany 1.22'.$A$2:.$B$269];1)" office:value-type="string" office:string-value="play-during">
            <text:p>play-during</text:p>
          </table:table-cell>
          <table:table-cell table:formula="of:=IF([.B201]=[.A20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osition</text:p>
          </table:table-cell>
          <table:table-cell table:formula="of:=VLOOKUP([.A202];['Geany 1.22'.$A$2:.$B$269];1)" office:value-type="string" office:string-value="position">
            <text:p>position</text:p>
          </table:table-cell>
          <table:table-cell table:formula="of:=IF([.B202]=[.A20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resentation-level</text:p>
          </table:table-cell>
          <table:table-cell table:formula="of:=VLOOKUP([.A203];['Geany 1.22'.$A$2:.$B$269];1)" office:value-type="string" office:string-value="presentation-level">
            <text:p>presentation-level</text:p>
          </table:table-cell>
          <table:table-cell table:formula="of:=IF([.B203]=[.A20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punctuation-trim</text:p>
          </table:table-cell>
          <table:table-cell table:formula="of:=VLOOKUP([.A204];['Geany 1.22'.$A$2:.$B$269];1)" office:value-type="string" office:string-value="punctuation-trim">
            <text:p>punctuation-trim</text:p>
          </table:table-cell>
          <table:table-cell table:formula="of:=IF([.B204]=[.A20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quotes</text:p>
          </table:table-cell>
          <table:table-cell table:formula="of:=VLOOKUP([.A205];['Geany 1.22'.$A$2:.$B$269];1)" office:value-type="string" office:string-value="quotes">
            <text:p>quotes</text:p>
          </table:table-cell>
          <table:table-cell table:formula="of:=IF([.B205]=[.A20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rendering-intent</text:p>
          </table:table-cell>
          <table:table-cell table:formula="of:=VLOOKUP([.A206];['Geany 1.22'.$A$2:.$B$269];1)" office:value-type="string" office:string-value="quotes">
            <text:p>quotes</text:p>
          </table:table-cell>
          <table:table-cell table:formula="of:=IF([.B206]=[.A206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resize</text:p>
          </table:table-cell>
          <table:table-cell table:formula="of:=VLOOKUP([.A207];['Geany 1.22'.$A$2:.$B$269];1)" office:value-type="string" office:string-value="resize">
            <text:p>resize</text:p>
          </table:table-cell>
          <table:table-cell table:formula="of:=IF([.B207]=[.A20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rest</text:p>
          </table:table-cell>
          <table:table-cell table:formula="of:=VLOOKUP([.A208];['Geany 1.22'.$A$2:.$B$269];1)" office:value-type="string" office:string-value="rest">
            <text:p>rest</text:p>
          </table:table-cell>
          <table:table-cell table:formula="of:=IF([.B208]=[.A20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rest-after</text:p>
          </table:table-cell>
          <table:table-cell table:formula="of:=VLOOKUP([.A209];['Geany 1.22'.$A$2:.$B$269];1)" office:value-type="string" office:string-value="rest-after">
            <text:p>rest-after</text:p>
          </table:table-cell>
          <table:table-cell table:formula="of:=IF([.B209]=[.A20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rest-before</text:p>
          </table:table-cell>
          <table:table-cell table:formula="of:=VLOOKUP([.A210];['Geany 1.22'.$A$2:.$B$269];1)" office:value-type="string" office:string-value="rest-before">
            <text:p>rest-before</text:p>
          </table:table-cell>
          <table:table-cell table:formula="of:=IF([.B210]=[.A21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richness</text:p>
          </table:table-cell>
          <table:table-cell table:formula="of:=VLOOKUP([.A211];['Geany 1.22'.$A$2:.$B$269];1)" office:value-type="string" office:string-value="richness">
            <text:p>richness</text:p>
          </table:table-cell>
          <table:table-cell table:formula="of:=IF([.B211]=[.A21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right</text:p>
          </table:table-cell>
          <table:table-cell table:formula="of:=VLOOKUP([.A212];['Geany 1.22'.$A$2:.$B$269];1)" office:value-type="string" office:string-value="right">
            <text:p>right</text:p>
          </table:table-cell>
          <table:table-cell table:formula="of:=IF([.B212]=[.A21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rotation</text:p>
          </table:table-cell>
          <table:table-cell table:formula="of:=VLOOKUP([.A213];['Geany 1.22'.$A$2:.$B$269];1)" office:value-type="string" office:string-value="rotation">
            <text:p>rotation</text:p>
          </table:table-cell>
          <table:table-cell table:formula="of:=IF([.B213]=[.A21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rotation-point</text:p>
          </table:table-cell>
          <table:table-cell table:formula="of:=VLOOKUP([.A214];['Geany 1.22'.$A$2:.$B$269];1)" office:value-type="string" office:string-value="rotation-point">
            <text:p>rotation-point</text:p>
          </table:table-cell>
          <table:table-cell table:formula="of:=IF([.B214]=[.A21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ruby-align</text:p>
          </table:table-cell>
          <table:table-cell table:formula="of:=VLOOKUP([.A215];['Geany 1.22'.$A$2:.$B$269];1)" office:value-type="string" office:string-value="ruby-align">
            <text:p>ruby-align</text:p>
          </table:table-cell>
          <table:table-cell table:formula="of:=IF([.B215]=[.A21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ruby-overhang</text:p>
          </table:table-cell>
          <table:table-cell table:formula="of:=VLOOKUP([.A216];['Geany 1.22'.$A$2:.$B$269];1)" office:value-type="string" office:string-value="ruby-overhang">
            <text:p>ruby-overhang</text:p>
          </table:table-cell>
          <table:table-cell table:formula="of:=IF([.B216]=[.A21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ruby-position</text:p>
          </table:table-cell>
          <table:table-cell table:formula="of:=VLOOKUP([.A217];['Geany 1.22'.$A$2:.$B$269];1)" office:value-type="string" office:string-value="ruby-position">
            <text:p>ruby-position</text:p>
          </table:table-cell>
          <table:table-cell table:formula="of:=IF([.B217]=[.A21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ruby-span</text:p>
          </table:table-cell>
          <table:table-cell table:formula="of:=VLOOKUP([.A218];['Geany 1.22'.$A$2:.$B$269];1)" office:value-type="string" office:string-value="ruby-span">
            <text:p>ruby-span</text:p>
          </table:table-cell>
          <table:table-cell table:formula="of:=IF([.B218]=[.A21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size</text:p>
          </table:table-cell>
          <table:table-cell table:formula="of:=VLOOKUP([.A219];['Geany 1.22'.$A$2:.$B$269];1)" office:value-type="string" office:string-value="size">
            <text:p>size</text:p>
          </table:table-cell>
          <table:table-cell table:formula="of:=IF([.B219]=[.A21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speak</text:p>
          </table:table-cell>
          <table:table-cell table:formula="of:=VLOOKUP([.A220];['Geany 1.22'.$A$2:.$B$269];1)" office:value-type="string" office:string-value="speak">
            <text:p>speak</text:p>
          </table:table-cell>
          <table:table-cell table:formula="of:=IF([.B220]=[.A22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speak-header</text:p>
          </table:table-cell>
          <table:table-cell table:formula="of:=VLOOKUP([.A221];['Geany 1.22'.$A$2:.$B$269];1)" office:value-type="string" office:string-value="speak-header">
            <text:p>speak-header</text:p>
          </table:table-cell>
          <table:table-cell table:formula="of:=IF([.B221]=[.A22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speak-numeral</text:p>
          </table:table-cell>
          <table:table-cell table:formula="of:=VLOOKUP([.A222];['Geany 1.22'.$A$2:.$B$269];1)" office:value-type="string" office:string-value="speak-numeral">
            <text:p>speak-numeral</text:p>
          </table:table-cell>
          <table:table-cell table:formula="of:=IF([.B222]=[.A22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speak-punctuation</text:p>
          </table:table-cell>
          <table:table-cell table:formula="of:=VLOOKUP([.A223];['Geany 1.22'.$A$2:.$B$269];1)" office:value-type="string" office:string-value="speak-punctuation">
            <text:p>speak-punctuation</text:p>
          </table:table-cell>
          <table:table-cell table:formula="of:=IF([.B223]=[.A22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speech-rate</text:p>
          </table:table-cell>
          <table:table-cell table:formula="of:=VLOOKUP([.A224];['Geany 1.22'.$A$2:.$B$269];1)" office:value-type="string" office:string-value="speech-rate">
            <text:p>speech-rate</text:p>
          </table:table-cell>
          <table:table-cell table:formula="of:=IF([.B224]=[.A22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stress</text:p>
          </table:table-cell>
          <table:table-cell table:formula="of:=VLOOKUP([.A225];['Geany 1.22'.$A$2:.$B$269];1)" office:value-type="string" office:string-value="stress">
            <text:p>stress</text:p>
          </table:table-cell>
          <table:table-cell table:formula="of:=IF([.B225]=[.A22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string-set</text:p>
          </table:table-cell>
          <table:table-cell table:formula="of:=VLOOKUP([.A226];['Geany 1.22'.$A$2:.$B$269];1)" office:value-type="string" office:string-value="string-set">
            <text:p>string-set</text:p>
          </table:table-cell>
          <table:table-cell table:formula="of:=IF([.B226]=[.A22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tab-size</text:p>
          </table:table-cell>
          <table:table-cell table:formula="of:=VLOOKUP([.A227];['Geany 1.22'.$A$2:.$B$269];1)" office:value-type="string" office:string-value="tab-side">
            <text:p>tab-side</text:p>
          </table:table-cell>
          <table:table-cell table:formula="of:=IF([.B227]=[.A227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table-layout</text:p>
          </table:table-cell>
          <table:table-cell table:formula="of:=VLOOKUP([.A228];['Geany 1.22'.$A$2:.$B$269];1)" office:value-type="string" office:string-value="table-layout">
            <text:p>table-layout</text:p>
          </table:table-cell>
          <table:table-cell table:formula="of:=IF([.B228]=[.A22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target</text:p>
          </table:table-cell>
          <table:table-cell table:formula="of:=VLOOKUP([.A229];['Geany 1.22'.$A$2:.$B$269];1)" office:value-type="string" office:string-value="target">
            <text:p>target</text:p>
          </table:table-cell>
          <table:table-cell table:formula="of:=IF([.B229]=[.A22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target-name</text:p>
          </table:table-cell>
          <table:table-cell table:formula="of:=VLOOKUP([.A230];['Geany 1.22'.$A$2:.$B$269];1)" office:value-type="string" office:string-value="target-name">
            <text:p>target-name</text:p>
          </table:table-cell>
          <table:table-cell table:formula="of:=IF([.B230]=[.A23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target-new</text:p>
          </table:table-cell>
          <table:table-cell table:formula="of:=VLOOKUP([.A231];['Geany 1.22'.$A$2:.$B$269];1)" office:value-type="string" office:string-value="target-new">
            <text:p>target-new</text:p>
          </table:table-cell>
          <table:table-cell table:formula="of:=IF([.B231]=[.A23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target-position</text:p>
          </table:table-cell>
          <table:table-cell table:formula="of:=VLOOKUP([.A232];['Geany 1.22'.$A$2:.$B$269];1)" office:value-type="string" office:string-value="target-position">
            <text:p>target-position</text:p>
          </table:table-cell>
          <table:table-cell table:formula="of:=IF([.B232]=[.A23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text-align</text:p>
          </table:table-cell>
          <table:table-cell table:formula="of:=VLOOKUP([.A233];['Geany 1.22'.$A$2:.$B$269];1)" office:value-type="string" office:string-value="text-align">
            <text:p>text-align</text:p>
          </table:table-cell>
          <table:table-cell table:formula="of:=IF([.B233]=[.A23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text-align-last</text:p>
          </table:table-cell>
          <table:table-cell table:formula="of:=VLOOKUP([.A234];['Geany 1.22'.$A$2:.$B$269];1)" office:value-type="string" office:string-value="text-align-last">
            <text:p>text-align-last</text:p>
          </table:table-cell>
          <table:table-cell table:formula="of:=IF([.B234]=[.A23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text-decoration</text:p>
          </table:table-cell>
          <table:table-cell table:formula="of:=VLOOKUP([.A235];['Geany 1.22'.$A$2:.$B$269];1)" office:value-type="string" office:string-value="text-decoration">
            <text:p>text-decoration</text:p>
          </table:table-cell>
          <table:table-cell table:formula="of:=IF([.B235]=[.A23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text-decoration-color</text:p>
          </table:table-cell>
          <table:table-cell table:formula="of:=VLOOKUP([.A236];['Geany 1.22'.$A$2:.$B$269];1)" office:value-type="string" office:string-value="text-decoration">
            <text:p>text-decoration</text:p>
          </table:table-cell>
          <table:table-cell table:formula="of:=IF([.B236]=[.A236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text-decoration-line</text:p>
          </table:table-cell>
          <table:table-cell table:formula="of:=VLOOKUP([.A237];['Geany 1.22'.$A$2:.$B$269];1)" office:value-type="string" office:string-value="text-decoration">
            <text:p>text-decoration</text:p>
          </table:table-cell>
          <table:table-cell table:formula="of:=IF([.B237]=[.A237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text-decoration-skip</text:p>
          </table:table-cell>
          <table:table-cell table:formula="of:=VLOOKUP([.A238];['Geany 1.22'.$A$2:.$B$269];1)" office:value-type="string" office:string-value="text-decoration">
            <text:p>text-decoration</text:p>
          </table:table-cell>
          <table:table-cell table:formula="of:=IF([.B238]=[.A238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text-decoration-style</text:p>
          </table:table-cell>
          <table:table-cell table:formula="of:=VLOOKUP([.A239];['Geany 1.22'.$A$2:.$B$269];1)" office:value-type="string" office:string-value="text-decoration">
            <text:p>text-decoration</text:p>
          </table:table-cell>
          <table:table-cell table:formula="of:=IF([.B239]=[.A239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text-emphasis</text:p>
          </table:table-cell>
          <table:table-cell table:formula="of:=VLOOKUP([.A240];['Geany 1.22'.$A$2:.$B$269];1)" office:value-type="string" office:string-value="text-emphasis">
            <text:p>text-emphasis</text:p>
          </table:table-cell>
          <table:table-cell table:formula="of:=IF([.B240]=[.A24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text-emphasis-color</text:p>
          </table:table-cell>
          <table:table-cell table:formula="of:=VLOOKUP([.A241];['Geany 1.22'.$A$2:.$B$269];1)" office:value-type="string" office:string-value="text-emphasis">
            <text:p>text-emphasis</text:p>
          </table:table-cell>
          <table:table-cell table:formula="of:=IF([.B241]=[.A241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text-emphasis-position</text:p>
          </table:table-cell>
          <table:table-cell table:formula="of:=VLOOKUP([.A242];['Geany 1.22'.$A$2:.$B$269];1)" office:value-type="string" office:string-value="text-emphasis">
            <text:p>text-emphasis</text:p>
          </table:table-cell>
          <table:table-cell table:formula="of:=IF([.B242]=[.A242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text-emphasis-style</text:p>
          </table:table-cell>
          <table:table-cell table:formula="of:=VLOOKUP([.A243];['Geany 1.22'.$A$2:.$B$269];1)" office:value-type="string" office:string-value="text-emphasis">
            <text:p>text-emphasis</text:p>
          </table:table-cell>
          <table:table-cell table:formula="of:=IF([.B243]=[.A243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text-height</text:p>
          </table:table-cell>
          <table:table-cell table:formula="of:=VLOOKUP([.A244];['Geany 1.22'.$A$2:.$B$269];1)" office:value-type="string" office:string-value="text-height">
            <text:p>text-height</text:p>
          </table:table-cell>
          <table:table-cell table:formula="of:=IF([.B244]=[.A24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text-indent</text:p>
          </table:table-cell>
          <table:table-cell table:formula="of:=VLOOKUP([.A245];['Geany 1.22'.$A$2:.$B$269];1)" office:value-type="string" office:string-value="text-indent">
            <text:p>text-indent</text:p>
          </table:table-cell>
          <table:table-cell table:formula="of:=IF([.B245]=[.A24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text-justify</text:p>
          </table:table-cell>
          <table:table-cell table:formula="of:=VLOOKUP([.A246];['Geany 1.22'.$A$2:.$B$269];1)" office:value-type="string" office:string-value="text-justify">
            <text:p>text-justify</text:p>
          </table:table-cell>
          <table:table-cell table:formula="of:=IF([.B246]=[.A24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text-outline</text:p>
          </table:table-cell>
          <table:table-cell table:formula="of:=VLOOKUP([.A247];['Geany 1.22'.$A$2:.$B$269];1)" office:value-type="string" office:string-value="text-outline">
            <text:p>text-outline</text:p>
          </table:table-cell>
          <table:table-cell table:formula="of:=IF([.B247]=[.A24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text-shadow</text:p>
          </table:table-cell>
          <table:table-cell table:formula="of:=VLOOKUP([.A248];['Geany 1.22'.$A$2:.$B$269];1)" office:value-type="string" office:string-value="text-shadow">
            <text:p>text-shadow</text:p>
          </table:table-cell>
          <table:table-cell table:formula="of:=IF([.B248]=[.A24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text-space-collapse</text:p>
          </table:table-cell>
          <table:table-cell table:formula="of:=VLOOKUP([.A249];['Geany 1.22'.$A$2:.$B$269];1)" office:value-type="string" office:string-value="text-shadow">
            <text:p>text-shadow</text:p>
          </table:table-cell>
          <table:table-cell table:formula="of:=IF([.B249]=[.A249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text-transform</text:p>
          </table:table-cell>
          <table:table-cell table:formula="of:=VLOOKUP([.A250];['Geany 1.22'.$A$2:.$B$269];1)" office:value-type="string" office:string-value="text-transform">
            <text:p>text-transform</text:p>
          </table:table-cell>
          <table:table-cell table:formula="of:=IF([.B250]=[.A25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text-underline-position</text:p>
          </table:table-cell>
          <table:table-cell table:formula="of:=VLOOKUP([.A251];['Geany 1.22'.$A$2:.$B$269];1)" office:value-type="string" office:string-value="text-transform">
            <text:p>text-transform</text:p>
          </table:table-cell>
          <table:table-cell table:formula="of:=IF([.B251]=[.A251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text-wrap</text:p>
          </table:table-cell>
          <table:table-cell table:formula="of:=VLOOKUP([.A252];['Geany 1.22'.$A$2:.$B$269];1)" office:value-type="string" office:string-value="text-wrap">
            <text:p>text-wrap</text:p>
          </table:table-cell>
          <table:table-cell table:formula="of:=IF([.B252]=[.A25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top</text:p>
          </table:table-cell>
          <table:table-cell table:formula="of:=VLOOKUP([.A253];['Geany 1.22'.$A$2:.$B$269];1)" office:value-type="string" office:string-value="top">
            <text:p>top</text:p>
          </table:table-cell>
          <table:table-cell table:formula="of:=IF([.B253]=[.A25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transform</text:p>
          </table:table-cell>
          <table:table-cell table:formula="of:=VLOOKUP([.A254];['Geany 1.22'.$A$2:.$B$269];1)" office:value-type="string" office:string-value="topline">
            <text:p>topline</text:p>
          </table:table-cell>
          <table:table-cell table:formula="of:=IF([.B254]=[.A254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transform-origin</text:p>
          </table:table-cell>
          <table:table-cell table:formula="of:=VLOOKUP([.A255];['Geany 1.22'.$A$2:.$B$269];1)" office:value-type="string" office:string-value="topline">
            <text:p>topline</text:p>
          </table:table-cell>
          <table:table-cell table:formula="of:=IF([.B255]=[.A255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transform-style</text:p>
          </table:table-cell>
          <table:table-cell table:formula="of:=VLOOKUP([.A256];['Geany 1.22'.$A$2:.$B$269];1)" office:value-type="string" office:string-value="topline">
            <text:p>topline</text:p>
          </table:table-cell>
          <table:table-cell table:formula="of:=IF([.B256]=[.A256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transition</text:p>
          </table:table-cell>
          <table:table-cell table:formula="of:=VLOOKUP([.A257];['Geany 1.22'.$A$2:.$B$269];1)" office:value-type="string" office:string-value="topline">
            <text:p>topline</text:p>
          </table:table-cell>
          <table:table-cell table:formula="of:=IF([.B257]=[.A257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transition-delay</text:p>
          </table:table-cell>
          <table:table-cell table:formula="of:=VLOOKUP([.A258];['Geany 1.22'.$A$2:.$B$269];1)" office:value-type="string" office:string-value="topline">
            <text:p>topline</text:p>
          </table:table-cell>
          <table:table-cell table:formula="of:=IF([.B258]=[.A258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transition-duration</text:p>
          </table:table-cell>
          <table:table-cell table:formula="of:=VLOOKUP([.A259];['Geany 1.22'.$A$2:.$B$269];1)" office:value-type="string" office:string-value="topline">
            <text:p>topline</text:p>
          </table:table-cell>
          <table:table-cell table:formula="of:=IF([.B259]=[.A259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transition-property</text:p>
          </table:table-cell>
          <table:table-cell table:formula="of:=VLOOKUP([.A260];['Geany 1.22'.$A$2:.$B$269];1)" office:value-type="string" office:string-value="topline">
            <text:p>topline</text:p>
          </table:table-cell>
          <table:table-cell table:formula="of:=IF([.B260]=[.A260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transition-timing-function</text:p>
          </table:table-cell>
          <table:table-cell table:formula="of:=VLOOKUP([.A261];['Geany 1.22'.$A$2:.$B$269];1)" office:value-type="string" office:string-value="topline">
            <text:p>topline</text:p>
          </table:table-cell>
          <table:table-cell table:formula="of:=IF([.B261]=[.A261];&quot;ok&quot;;&quot;NEW&quot;)" office:value-type="string" office:string-value="NEW">
            <text:p>NEW</text:p>
          </table:table-cell>
        </table:table-row>
        <table:table-row table:style-name="ro1">
          <table:table-cell office:value-type="string">
            <text:p>unicode-bidi</text:p>
          </table:table-cell>
          <table:table-cell table:formula="of:=VLOOKUP([.A262];['Geany 1.22'.$A$2:.$B$269];1)" office:value-type="string" office:string-value="unicode-bidi">
            <text:p>unicode-bidi</text:p>
          </table:table-cell>
          <table:table-cell table:formula="of:=IF([.B262]=[.A26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vertical-align</text:p>
          </table:table-cell>
          <table:table-cell table:formula="of:=VLOOKUP([.A263];['Geany 1.22'.$A$2:.$B$269];1)" office:value-type="string" office:string-value="vertical-align">
            <text:p>vertical-align</text:p>
          </table:table-cell>
          <table:table-cell table:formula="of:=IF([.B263]=[.A26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visibility</text:p>
          </table:table-cell>
          <table:table-cell table:formula="of:=VLOOKUP([.A264];['Geany 1.22'.$A$2:.$B$269];1)" office:value-type="string" office:string-value="visibility">
            <text:p>visibility</text:p>
          </table:table-cell>
          <table:table-cell table:formula="of:=IF([.B264]=[.A26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voice-balance</text:p>
          </table:table-cell>
          <table:table-cell table:formula="of:=VLOOKUP([.A265];['Geany 1.22'.$A$2:.$B$269];1)" office:value-type="string" office:string-value="voice-balance">
            <text:p>voice-balance</text:p>
          </table:table-cell>
          <table:table-cell table:formula="of:=IF([.B265]=[.A26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voice-duration</text:p>
          </table:table-cell>
          <table:table-cell table:formula="of:=VLOOKUP([.A266];['Geany 1.22'.$A$2:.$B$269];1)" office:value-type="string" office:string-value="voice-duration">
            <text:p>voice-duration</text:p>
          </table:table-cell>
          <table:table-cell table:formula="of:=IF([.B266]=[.A26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voice-family</text:p>
          </table:table-cell>
          <table:table-cell table:formula="of:=VLOOKUP([.A267];['Geany 1.22'.$A$2:.$B$269];1)" office:value-type="string" office:string-value="voice-family">
            <text:p>voice-family</text:p>
          </table:table-cell>
          <table:table-cell table:formula="of:=IF([.B267]=[.A26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voice-pitch</text:p>
          </table:table-cell>
          <table:table-cell table:formula="of:=VLOOKUP([.A268];['Geany 1.22'.$A$2:.$B$269];1)" office:value-type="string" office:string-value="voice-pitch">
            <text:p>voice-pitch</text:p>
          </table:table-cell>
          <table:table-cell table:formula="of:=IF([.B268]=[.A26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voice-pitch-range</text:p>
          </table:table-cell>
          <table:table-cell table:formula="of:=VLOOKUP([.A269];['Geany 1.22'.$A$2:.$B$269];1)" office:value-type="string" office:string-value="voice-pitch-range">
            <text:p>voice-pitch-range</text:p>
          </table:table-cell>
          <table:table-cell table:formula="of:=IF([.B269]=[.A26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voice-rate</text:p>
          </table:table-cell>
          <table:table-cell table:formula="of:=VLOOKUP([.A270];['Geany 1.22'.$A$2:.$B$269];1)" office:value-type="string" office:string-value="voice-rate">
            <text:p>voice-rate</text:p>
          </table:table-cell>
          <table:table-cell table:formula="of:=IF([.B270]=[.A270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voice-stress</text:p>
          </table:table-cell>
          <table:table-cell table:formula="of:=VLOOKUP([.A271];['Geany 1.22'.$A$2:.$B$269];1)" office:value-type="string" office:string-value="voice-stress">
            <text:p>voice-stress</text:p>
          </table:table-cell>
          <table:table-cell table:formula="of:=IF([.B271]=[.A271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voice-volume</text:p>
          </table:table-cell>
          <table:table-cell table:formula="of:=VLOOKUP([.A272];['Geany 1.22'.$A$2:.$B$269];1)" office:value-type="string" office:string-value="voice-volume">
            <text:p>voice-volume</text:p>
          </table:table-cell>
          <table:table-cell table:formula="of:=IF([.B272]=[.A272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volume</text:p>
          </table:table-cell>
          <table:table-cell table:formula="of:=VLOOKUP([.A273];['Geany 1.22'.$A$2:.$B$269];1)" office:value-type="string" office:string-value="volume">
            <text:p>volume</text:p>
          </table:table-cell>
          <table:table-cell table:formula="of:=IF([.B273]=[.A273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white-space</text:p>
          </table:table-cell>
          <table:table-cell table:formula="of:=VLOOKUP([.A274];['Geany 1.22'.$A$2:.$B$269];1)" office:value-type="string" office:string-value="white-space">
            <text:p>white-space</text:p>
          </table:table-cell>
          <table:table-cell table:formula="of:=IF([.B274]=[.A274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widows</text:p>
          </table:table-cell>
          <table:table-cell table:formula="of:=VLOOKUP([.A275];['Geany 1.22'.$A$2:.$B$269];1)" office:value-type="string" office:string-value="widows">
            <text:p>widows</text:p>
          </table:table-cell>
          <table:table-cell table:formula="of:=IF([.B275]=[.A275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width</text:p>
          </table:table-cell>
          <table:table-cell table:formula="of:=VLOOKUP([.A276];['Geany 1.22'.$A$2:.$B$269];1)" office:value-type="string" office:string-value="width">
            <text:p>width</text:p>
          </table:table-cell>
          <table:table-cell table:formula="of:=IF([.B276]=[.A276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word-break</text:p>
          </table:table-cell>
          <table:table-cell table:formula="of:=VLOOKUP([.A277];['Geany 1.22'.$A$2:.$B$269];1)" office:value-type="string" office:string-value="word-break">
            <text:p>word-break</text:p>
          </table:table-cell>
          <table:table-cell table:formula="of:=IF([.B277]=[.A277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word-spacing</text:p>
          </table:table-cell>
          <table:table-cell table:formula="of:=VLOOKUP([.A278];['Geany 1.22'.$A$2:.$B$269];1)" office:value-type="string" office:string-value="word-spacing">
            <text:p>word-spacing</text:p>
          </table:table-cell>
          <table:table-cell table:formula="of:=IF([.B278]=[.A278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word-wrap</text:p>
          </table:table-cell>
          <table:table-cell table:formula="of:=VLOOKUP([.A279];['Geany 1.22'.$A$2:.$B$269];1)" office:value-type="string" office:string-value="word-wrap">
            <text:p>word-wrap</text:p>
          </table:table-cell>
          <table:table-cell table:formula="of:=IF([.B279]=[.A279];&quot;ok&quot;;&quot;NEW&quot;)" office:value-type="string" office:string-value="ok">
            <text:p>ok</text:p>
          </table:table-cell>
        </table:table-row>
        <table:table-row table:style-name="ro1">
          <table:table-cell office:value-type="string">
            <text:p>z-index</text:p>
          </table:table-cell>
          <table:table-cell table:formula="of:=VLOOKUP([.A280];['Geany 1.22'.$A$2:.$B$269];1)" office:value-type="string" office:string-value="z-index">
            <text:p>z-index</text:p>
          </table:table-cell>
          <table:table-cell table:formula="of:=IF([.B280]=[.A280];&quot;ok&quot;;&quot;NEW&quot;)" office:value-type="string" office:string-value="ok">
            <text:p>ok</text:p>
          </table:table-cell>
        </table:table-row>
      </table:table>
      <table:table table:name="New Only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Properties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animatio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animation-delay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animation-directio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animation-duratio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animation-iteration-count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animation-nam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animation-play-stat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animation-timing-functio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ackface-visibility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inding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lee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ookmark-stat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order-image-outset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order-image-repeat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order-image-slic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order-image-sourc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order-image-width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ox-decoration-brea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reak-after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reak-befor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reak-insid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olor-profil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flex-alig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flex-flow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flex-line-pa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flex-order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flex-pa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grid-columns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grid-rows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image-rendering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line-brea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marker-offset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marquee-play-count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overflow-wrap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perspectiv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perspective-origi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rendering-intent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ab-siz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ext-decoration-color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ext-decoration-lin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ext-decoration-skip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ext-decoration-styl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ext-emphasis-color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ext-emphasis-positio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ext-emphasis-styl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ext-space-collaps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ext-underline-positio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ransform-origi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ransform-styl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ransitio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ransition-delay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ransition-duratio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ransition-property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ransition-timing-function</text:p>
          </table:table-cell>
          <table:table-cell office:value-type="string">
            <text:p>NEW</text:p>
          </table:table-cell>
        </table:table-row>
      </table:table>
      <table:named-expressions/>
      <table:database-ranges>
        <table:database-range table:name="__Anonymous_Sheet_DB__0" table:target-range-address="'Geany 1.22'.A1:'Geany 1.22'.B1048576">
          <table:sort>
            <table:sort-by table:field-number="0" table:data-type="automatic"/>
          </table:sort>
        </table:database-range>
        <table:database-range table:name="__Anonymous_Sheet_DB__2" table:target-range-address="'New Only'.A1:'New Only'.B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Tran</meta:initial-creator>
    <meta:creation-date>2012-03-29T12:43:14</meta:creation-date>
    <meta:generator>LibreOffice/3.5$Linux_X86_64 LibreOffice_project/350m1$Build-102</meta:generator>
    <dc:date>2012-03-29T18:02:17</dc:date>
    <dc:creator>Thanh Tran</dc:creator>
    <meta:editing-duration>PT6M3S</meta:editing-duration>
    <meta:editing-cycles>3</meta:editing-cycles>
    <meta:document-statistic meta:table-count="3" meta:cell-count="1490" meta:object-count="0"/>
  </office:meta>
</office:document-meta>
</file>